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b6f" officeooo:paragraph-rsid="0018db6f"/>
    </style:style>
    <style:style style:name="P2" style:family="paragraph" style:parent-style-name="Standard">
      <style:text-properties fo:font-weight="bold" officeooo:rsid="002c1a82" officeooo:paragraph-rsid="002c1a82" style:font-weight-asian="bold" style:font-weight-complex="bold"/>
    </style:style>
    <style:style style:name="P3" style:family="paragraph" style:parent-style-name="Standard">
      <style:text-properties fo:font-weight="bold" officeooo:rsid="002e0778" officeooo:paragraph-rsid="002e0778" style:font-weight-asian="bold" style:font-weight-complex="bold"/>
    </style:style>
    <style:style style:name="P4" style:family="paragraph" style:parent-style-name="Standard">
      <style:text-properties fo:font-size="16pt" fo:font-weight="bold" officeooo:rsid="0018db6f" officeooo:paragraph-rsid="0018db6f" style:font-size-asian="16pt" style:font-weight-asian="bold" style:font-size-complex="16pt" style:font-weight-complex="bold"/>
    </style:style>
    <style:style style:name="P5" style:family="paragraph" style:parent-style-name="Standard">
      <style:text-properties fo:font-size="26pt" fo:font-weight="bold" officeooo:rsid="0018db6f" officeooo:paragraph-rsid="0018db6f" style:font-size-asian="26pt" style:font-weight-asian="bold" style:font-size-complex="26pt" style:font-weight-complex="bold"/>
    </style:style>
    <style:style style:name="P6" style:family="paragraph" style:parent-style-name="Standard">
      <style:paragraph-properties>
        <style:tab-stops>
          <style:tab-stop style:position="0.4118in"/>
        </style:tab-stops>
      </style:paragraph-properties>
    </style:style>
    <style:style style:name="P7" style:family="paragraph" style:parent-style-name="Standard">
      <style:text-properties officeooo:rsid="0019c383" officeooo:paragraph-rsid="0019c383"/>
    </style:style>
    <style:style style:name="P8" style:family="paragraph" style:parent-style-name="Standard">
      <style:text-properties officeooo:rsid="001a1323" officeooo:paragraph-rsid="001a1323"/>
    </style:style>
    <style:style style:name="P9" style:family="paragraph" style:parent-style-name="Standard">
      <style:text-properties officeooo:rsid="001aca8d" officeooo:paragraph-rsid="001aca8d"/>
    </style:style>
    <style:style style:name="P10" style:family="paragraph" style:parent-style-name="Standard">
      <style:text-properties officeooo:rsid="001b81a6" officeooo:paragraph-rsid="001b81a6"/>
    </style:style>
    <style:style style:name="P11" style:family="paragraph" style:parent-style-name="Standard">
      <style:text-properties officeooo:rsid="001b81a6" officeooo:paragraph-rsid="001d4ebd"/>
    </style:style>
    <style:style style:name="P12" style:family="paragraph" style:parent-style-name="Standard">
      <style:text-properties officeooo:rsid="001e19aa" officeooo:paragraph-rsid="001e19aa"/>
    </style:style>
    <style:style style:name="P13" style:family="paragraph" style:parent-style-name="Standard">
      <style:text-properties officeooo:rsid="001f292c" officeooo:paragraph-rsid="001f292c"/>
    </style:style>
    <style:style style:name="P14" style:family="paragraph" style:parent-style-name="Standard">
      <style:text-properties officeooo:rsid="00208ef0" officeooo:paragraph-rsid="00208ef0"/>
    </style:style>
    <style:style style:name="P15" style:family="paragraph" style:parent-style-name="Standard">
      <style:text-properties officeooo:rsid="00210089" officeooo:paragraph-rsid="00210089"/>
    </style:style>
    <style:style style:name="P16" style:family="paragraph" style:parent-style-name="Standard">
      <style:text-properties officeooo:rsid="0022dec2" officeooo:paragraph-rsid="0022dec2"/>
    </style:style>
    <style:style style:name="P17" style:family="paragraph" style:parent-style-name="Standard">
      <style:text-properties officeooo:rsid="00249f6f" officeooo:paragraph-rsid="00249f6f"/>
    </style:style>
    <style:style style:name="P18" style:family="paragraph" style:parent-style-name="Standard">
      <style:text-properties officeooo:rsid="0025783f" officeooo:paragraph-rsid="0025783f"/>
    </style:style>
    <style:style style:name="P19" style:family="paragraph" style:parent-style-name="Standard">
      <style:paragraph-properties>
        <style:tab-stops>
          <style:tab-stop style:position="0.4118in"/>
        </style:tab-stops>
      </style:paragraph-properties>
      <style:text-properties officeooo:rsid="0025783f" officeooo:paragraph-rsid="0025783f"/>
    </style:style>
    <style:style style:name="P20" style:family="paragraph" style:parent-style-name="Standard">
      <style:text-properties officeooo:rsid="0026b7aa" officeooo:paragraph-rsid="0026b7aa"/>
    </style:style>
    <style:style style:name="P21" style:family="paragraph" style:parent-style-name="Standard">
      <style:text-properties officeooo:rsid="00273c32" officeooo:paragraph-rsid="00273c32"/>
    </style:style>
    <style:style style:name="P22" style:family="paragraph" style:parent-style-name="Standard">
      <style:text-properties officeooo:rsid="00286674" officeooo:paragraph-rsid="00286674"/>
    </style:style>
    <style:style style:name="P23" style:family="paragraph" style:parent-style-name="Standard">
      <style:text-properties officeooo:rsid="0028a0f2" officeooo:paragraph-rsid="0028a0f2"/>
    </style:style>
    <style:style style:name="P24" style:family="paragraph" style:parent-style-name="Standard">
      <style:text-properties officeooo:rsid="0029f657" officeooo:paragraph-rsid="0029f657"/>
    </style:style>
    <style:style style:name="P25" style:family="paragraph" style:parent-style-name="Standard">
      <style:paragraph-properties>
        <style:tab-stops>
          <style:tab-stop style:position="0.4118in"/>
        </style:tab-stops>
      </style:paragraph-properties>
      <style:text-properties officeooo:rsid="0029f657" officeooo:paragraph-rsid="0029f657"/>
    </style:style>
    <style:style style:name="P26" style:family="paragraph" style:parent-style-name="Standard">
      <style:text-properties officeooo:rsid="002ab970" officeooo:paragraph-rsid="002ab970"/>
    </style:style>
    <style:style style:name="P27" style:family="paragraph" style:parent-style-name="Standard">
      <style:paragraph-properties>
        <style:tab-stops>
          <style:tab-stop style:position="0.4118in"/>
        </style:tab-stops>
      </style:paragraph-properties>
      <style:text-properties officeooo:rsid="002ab970" officeooo:paragraph-rsid="002ab970"/>
    </style:style>
    <style:style style:name="P28" style:family="paragraph" style:parent-style-name="Standard">
      <style:text-properties officeooo:rsid="002c1a82" officeooo:paragraph-rsid="002c1a82"/>
    </style:style>
    <style:style style:name="P29" style:family="paragraph" style:parent-style-name="Standard">
      <style:text-properties officeooo:rsid="002c1a9b" officeooo:paragraph-rsid="002c1a9b"/>
    </style:style>
    <style:style style:name="P30" style:family="paragraph" style:parent-style-name="Standard">
      <style:text-properties officeooo:rsid="002e0778" officeooo:paragraph-rsid="002e0778"/>
    </style:style>
    <style:style style:name="P31" style:family="paragraph" style:parent-style-name="Standard">
      <style:text-properties officeooo:rsid="002ebc45" officeooo:paragraph-rsid="002ebc45"/>
    </style:style>
    <style:style style:name="P32" style:family="paragraph" style:parent-style-name="Standard">
      <style:paragraph-properties>
        <style:tab-stops>
          <style:tab-stop style:position="0.4118in"/>
        </style:tab-stops>
      </style:paragraph-properties>
      <style:text-properties officeooo:rsid="002ebc45" officeooo:paragraph-rsid="002ebc45"/>
    </style:style>
    <style:style style:name="P33" style:family="paragraph" style:parent-style-name="Standard">
      <style:paragraph-properties>
        <style:tab-stops>
          <style:tab-stop style:position="0.4118in"/>
        </style:tab-stops>
      </style:paragraph-properties>
      <style:text-properties officeooo:rsid="002ebc45" officeooo:paragraph-rsid="002f9602"/>
    </style:style>
    <style:style style:name="P34" style:family="paragraph" style:parent-style-name="Standard">
      <style:text-properties officeooo:rsid="002f9602" officeooo:paragraph-rsid="002f9602"/>
    </style:style>
    <style:style style:name="P35" style:family="paragraph" style:parent-style-name="Standard">
      <style:text-properties officeooo:rsid="0031799b" officeooo:paragraph-rsid="0031799b"/>
    </style:style>
    <style:style style:name="P36"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37" style:family="paragraph" style:parent-style-name="Standard">
      <style:text-properties fo:color="#000000" style:font-name="Menlo-Regular" fo:font-size="12pt" fo:font-weight="normal" officeooo:rsid="0018db6f" officeooo:paragraph-rsid="0018db6f" style:font-size-asian="12pt" style:font-weight-asian="normal"/>
    </style:style>
    <style:style style:name="P38" style:family="paragraph" style:parent-style-name="Standard">
      <style:text-properties fo:color="#000000" style:font-name="Menlo-Regular" fo:font-size="12pt" fo:font-weight="normal" officeooo:rsid="001a1323" officeooo:paragraph-rsid="001a1323" style:font-size-asian="12pt" style:font-weight-asian="normal"/>
    </style:style>
    <style:style style:name="P39" style:family="paragraph" style:parent-style-name="Standard">
      <style:text-properties fo:color="#000000" style:font-name="Menlo-Regular" fo:font-size="12pt" fo:font-weight="normal" officeooo:rsid="00208ef0" officeooo:paragraph-rsid="00208ef0" style:font-size-asian="12pt" style:font-weight-asian="normal"/>
    </style:style>
    <style:style style:name="P40" style:family="paragraph" style:parent-style-name="Standard">
      <style:text-properties fo:color="#000000" style:font-name="Menlo-Regular" fo:font-size="12pt" fo:font-weight="normal" officeooo:rsid="0022dec2" officeooo:paragraph-rsid="0022dec2" style:font-size-asian="12pt" style:font-weight-asian="normal"/>
    </style:style>
    <style:style style:name="P41" style:family="paragraph" style:parent-style-name="Standard">
      <style:text-properties fo:color="#000000" style:font-name="Menlo-Regular" fo:font-size="12pt" fo:font-weight="normal" officeooo:rsid="00249f6f" officeooo:paragraph-rsid="00249f6f" style:font-size-asian="12pt" style:font-weight-asian="normal"/>
    </style:style>
    <style:style style:name="P42" style:family="paragraph" style:parent-style-name="Standard">
      <style:text-properties fo:color="#000000" style:font-name="Menlo-Regular" fo:font-size="12pt" fo:font-weight="normal" officeooo:rsid="0026b7aa" officeooo:paragraph-rsid="0026b7aa" style:font-size-asian="12pt" style:font-weight-asian="normal"/>
    </style:style>
    <style:style style:name="P43" style:family="paragraph" style:parent-style-name="Standard">
      <style:text-properties fo:color="#000000" style:font-name="Menlo-Regular" fo:font-size="12pt" fo:font-weight="normal" officeooo:rsid="0029f657" officeooo:paragraph-rsid="0029f657" style:font-size-asian="12pt" style:font-weight-asian="normal"/>
    </style:style>
    <style:style style:name="P44" style:family="paragraph" style:parent-style-name="Standard">
      <style:text-properties fo:color="#000000" style:font-name="Menlo-Regular" fo:font-size="12pt" fo:font-weight="normal" officeooo:rsid="002c1a82" officeooo:paragraph-rsid="002c1a82" style:font-size-asian="12pt" style:font-weight-asian="normal"/>
    </style:style>
    <style:style style:name="P45" style:family="paragraph" style:parent-style-name="Standard">
      <style:text-properties fo:color="#000000" style:font-name="Menlo-Regular" fo:font-size="12pt" fo:font-weight="normal" officeooo:rsid="002e0778" officeooo:paragraph-rsid="002e0778" style:font-size-asian="12pt" style:font-weight-asian="normal"/>
    </style:style>
    <style:style style:name="P46" style:family="paragraph" style:parent-style-name="Standard">
      <style:text-properties fo:color="#000000" style:font-name="Menlo-Regular" fo:font-size="12pt" fo:font-weight="normal" officeooo:rsid="002ebc45" officeooo:paragraph-rsid="002ebc45" style:font-size-asian="12pt" style:font-weight-asian="normal"/>
    </style:style>
    <style:style style:name="P47"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48" style:family="paragraph" style:parent-style-name="Standard">
      <style:text-properties fo:color="#000000" style:font-name="Menlo-Bold" fo:font-size="12pt" fo:font-weight="bold" officeooo:rsid="00286674" officeooo:paragraph-rsid="00286674" style:font-size-asian="12pt" style:font-weight-asian="bold"/>
    </style:style>
    <style:style style:name="P49" style:family="paragraph" style:parent-style-name="Standard">
      <style:paragraph-properties>
        <style:tab-stops>
          <style:tab-stop style:position="0.4118in"/>
        </style:tab-stops>
      </style:paragraph-properties>
      <style:text-properties fo:color="#000000" style:font-name="Menlo-Bold" fo:font-size="12pt" fo:font-weight="bold" style:font-size-asian="12pt" style:font-weight-asian="bold"/>
    </style:style>
    <style:style style:name="P50" style:family="paragraph" style:parent-style-name="Standard">
      <style:text-properties fo:color="#000000" style:font-name="Menlo-Bold" fo:font-size="12pt" fo:font-weight="bold" officeooo:rsid="0031799b" officeooo:paragraph-rsid="0031799b" style:font-size-asian="12pt" style:font-weight-asian="bold"/>
    </style:style>
    <style:style style:name="P51" style:family="paragraph" style:parent-style-name="Standard">
      <style:paragraph-properties>
        <style:tab-stops>
          <style:tab-stop style:position="0.4118in"/>
        </style:tab-stops>
      </style:paragraph-properties>
      <style:text-properties fo:color="#000000" style:font-name="Menlo-Bold" fo:font-size="12pt" fo:font-weight="bold" style:font-size-asian="12pt" style:font-weight-asian="bold"/>
    </style:style>
    <style:style style:name="P52" style:family="paragraph" style:parent-style-name="Standard">
      <style:text-properties officeooo:rsid="0018db6f" officeooo:paragraph-rsid="0018db6f"/>
    </style:style>
    <style:style style:name="P53" style:family="paragraph" style:parent-style-name="Standard">
      <style:paragraph-properties>
        <style:tab-stops>
          <style:tab-stop style:position="0.4118in"/>
        </style:tab-stops>
      </style:paragraph-properties>
      <style:text-properties officeooo:rsid="0018db6f" officeooo:paragraph-rsid="0049160a"/>
    </style:style>
    <style:style style:name="P54" style:family="paragraph" style:parent-style-name="Standard">
      <style:paragraph-properties>
        <style:tab-stops>
          <style:tab-stop style:position="0.4118in"/>
        </style:tab-stops>
      </style:paragraph-properties>
      <style:text-properties officeooo:rsid="0018db6f" officeooo:paragraph-rsid="0059f325"/>
    </style:style>
    <style:style style:name="P55" style:family="paragraph" style:parent-style-name="Standard">
      <style:text-properties officeooo:rsid="00335fea" officeooo:paragraph-rsid="00335fea"/>
    </style:style>
    <style:style style:name="P56" style:family="paragraph" style:parent-style-name="Standard">
      <style:text-properties officeooo:rsid="003480bb" officeooo:paragraph-rsid="003480bb"/>
    </style:style>
    <style:style style:name="P57" style:family="paragraph" style:parent-style-name="Standard">
      <style:paragraph-properties>
        <style:tab-stops>
          <style:tab-stop style:position="0.4118in"/>
        </style:tab-stops>
      </style:paragraph-properties>
    </style:style>
    <style:style style:name="P58" style:family="paragraph" style:parent-style-name="Standard">
      <style:paragraph-properties>
        <style:tab-stops>
          <style:tab-stop style:position="0.4118in"/>
        </style:tab-stops>
      </style:paragraph-properties>
      <style:text-properties officeooo:paragraph-rsid="00437930"/>
    </style:style>
    <style:style style:name="P59" style:family="paragraph" style:parent-style-name="Standard">
      <style:paragraph-properties>
        <style:tab-stops>
          <style:tab-stop style:position="0.4118in"/>
        </style:tab-stops>
      </style:paragraph-properties>
      <style:text-properties officeooo:paragraph-rsid="0049160a"/>
    </style:style>
    <style:style style:name="P60" style:family="paragraph" style:parent-style-name="Standard">
      <style:paragraph-properties>
        <style:tab-stops>
          <style:tab-stop style:position="0.4118in"/>
        </style:tab-stops>
      </style:paragraph-properties>
      <style:text-properties officeooo:paragraph-rsid="00580c86"/>
    </style:style>
    <style:style style:name="P61" style:family="paragraph" style:parent-style-name="Standard">
      <style:paragraph-properties>
        <style:tab-stops>
          <style:tab-stop style:position="0.4118in"/>
        </style:tab-stops>
      </style:paragraph-properties>
      <style:text-properties officeooo:paragraph-rsid="0059f325"/>
    </style:style>
    <style:style style:name="P62" style:family="paragraph" style:parent-style-name="Standard">
      <style:text-properties officeooo:rsid="00353f01" officeooo:paragraph-rsid="0018db6f"/>
    </style:style>
    <style:style style:name="P63" style:family="paragraph" style:parent-style-name="Standard">
      <style:text-properties officeooo:rsid="00353f01" officeooo:paragraph-rsid="00353f01"/>
    </style:style>
    <style:style style:name="P64" style:family="paragraph" style:parent-style-name="Standard">
      <style:text-properties officeooo:rsid="0037e5c5" officeooo:paragraph-rsid="0037e5c5"/>
    </style:style>
    <style:style style:name="P65" style:family="paragraph" style:parent-style-name="Standard">
      <style:text-properties officeooo:rsid="0039d1bc" officeooo:paragraph-rsid="0039d1bc"/>
    </style:style>
    <style:style style:name="P66" style:family="paragraph" style:parent-style-name="Standard">
      <style:text-properties fo:font-weight="bold" officeooo:rsid="003b0a9a" officeooo:paragraph-rsid="003b0a9a" style:font-weight-asian="bold" style:font-weight-complex="bold"/>
    </style:style>
    <style:style style:name="P67" style:family="paragraph" style:parent-style-name="Standard">
      <style:text-properties fo:font-weight="bold" officeooo:rsid="003c916d" officeooo:paragraph-rsid="003c916d" style:font-weight-asian="bold" style:font-weight-complex="bold"/>
    </style:style>
    <style:style style:name="P68" style:family="paragraph" style:parent-style-name="Standard">
      <style:text-properties fo:font-weight="bold" officeooo:rsid="00430202" officeooo:paragraph-rsid="00430202" style:font-weight-asian="bold" style:font-weight-complex="bold"/>
    </style:style>
    <style:style style:name="P69" style:family="paragraph" style:parent-style-name="Standard">
      <style:text-properties fo:font-weight="bold" officeooo:rsid="004574f5" officeooo:paragraph-rsid="004574f5" style:font-weight-asian="bold" style:font-weight-complex="bold"/>
    </style:style>
    <style:style style:name="P70" style:family="paragraph" style:parent-style-name="Standard">
      <style:text-properties fo:font-weight="bold" officeooo:rsid="0054c102" officeooo:paragraph-rsid="0054c102" style:font-weight-asian="bold" style:font-weight-complex="bold"/>
    </style:style>
    <style:style style:name="P71" style:family="paragraph" style:parent-style-name="Standard">
      <style:text-properties fo:font-weight="bold" officeooo:rsid="005c0a7e" officeooo:paragraph-rsid="005c0a7e" style:font-weight-asian="bold" style:font-weight-complex="bold"/>
    </style:style>
    <style:style style:name="P72" style:family="paragraph" style:parent-style-name="Standard">
      <style:text-properties officeooo:rsid="003c916d" officeooo:paragraph-rsid="003c916d"/>
    </style:style>
    <style:style style:name="P73" style:family="paragraph" style:parent-style-name="Standard">
      <style:text-properties officeooo:rsid="003e07d9" officeooo:paragraph-rsid="003e07d9"/>
    </style:style>
    <style:style style:name="P74" style:family="paragraph" style:parent-style-name="Standard">
      <style:text-properties officeooo:rsid="003f1d29" officeooo:paragraph-rsid="003f1d29"/>
    </style:style>
    <style:style style:name="P75" style:family="paragraph" style:parent-style-name="Standard">
      <style:text-properties officeooo:rsid="0042003c" officeooo:paragraph-rsid="0042003c"/>
    </style:style>
    <style:style style:name="P76" style:family="paragraph" style:parent-style-name="Standard">
      <style:text-properties officeooo:rsid="00430202" officeooo:paragraph-rsid="00430202"/>
    </style:style>
    <style:style style:name="P77" style:family="paragraph" style:parent-style-name="Standard">
      <style:text-properties officeooo:rsid="00437930" officeooo:paragraph-rsid="00437930"/>
    </style:style>
    <style:style style:name="P78" style:family="paragraph" style:parent-style-name="Standard">
      <style:paragraph-properties>
        <style:tab-stops>
          <style:tab-stop style:position="0.4118in"/>
        </style:tab-stops>
      </style:paragraph-properties>
      <style:text-properties officeooo:rsid="00437930" officeooo:paragraph-rsid="00437930"/>
    </style:style>
    <style:style style:name="P79" style:family="paragraph" style:parent-style-name="Standard">
      <style:text-properties officeooo:rsid="0043b088" officeooo:paragraph-rsid="0043b088"/>
    </style:style>
    <style:style style:name="P80" style:family="paragraph" style:parent-style-name="Standard">
      <style:text-properties officeooo:rsid="004574f5" officeooo:paragraph-rsid="004574f5"/>
    </style:style>
    <style:style style:name="P81" style:family="paragraph" style:parent-style-name="Standard">
      <style:text-properties officeooo:rsid="0046d0dd" officeooo:paragraph-rsid="0046d0dd"/>
    </style:style>
    <style:style style:name="P82" style:family="paragraph" style:parent-style-name="Standard">
      <style:text-properties officeooo:rsid="0049160a" officeooo:paragraph-rsid="0049160a"/>
    </style:style>
    <style:style style:name="P83" style:family="paragraph" style:parent-style-name="Standard">
      <style:text-properties officeooo:rsid="004a7d25" officeooo:paragraph-rsid="004a7d25"/>
    </style:style>
    <style:style style:name="P84" style:family="paragraph" style:parent-style-name="Standard">
      <style:text-properties officeooo:rsid="004c767e" officeooo:paragraph-rsid="004c767e"/>
    </style:style>
    <style:style style:name="P85" style:family="paragraph" style:parent-style-name="Standard">
      <style:text-properties officeooo:rsid="004cd029" officeooo:paragraph-rsid="004cd029"/>
    </style:style>
    <style:style style:name="P86" style:family="paragraph" style:parent-style-name="Standard">
      <style:text-properties officeooo:rsid="004e33ec" officeooo:paragraph-rsid="004e33ec"/>
    </style:style>
    <style:style style:name="P87" style:family="paragraph" style:parent-style-name="Standard">
      <style:text-properties officeooo:rsid="005044ce" officeooo:paragraph-rsid="005044ce"/>
    </style:style>
    <style:style style:name="P88" style:family="paragraph" style:parent-style-name="Standard">
      <style:text-properties officeooo:rsid="0051e1f3" officeooo:paragraph-rsid="0051e1f3"/>
    </style:style>
    <style:style style:name="P89" style:family="paragraph" style:parent-style-name="Standard">
      <style:text-properties officeooo:rsid="0052f0e9" officeooo:paragraph-rsid="0052f0e9"/>
    </style:style>
    <style:style style:name="P90" style:family="paragraph" style:parent-style-name="Standard">
      <style:text-properties officeooo:rsid="0054c102" officeooo:paragraph-rsid="0054c102"/>
    </style:style>
    <style:style style:name="P91" style:family="paragraph" style:parent-style-name="Standard">
      <style:text-properties officeooo:rsid="0055b6b0" officeooo:paragraph-rsid="0055b6b0"/>
    </style:style>
    <style:style style:name="P92" style:family="paragraph" style:parent-style-name="Standard">
      <style:text-properties officeooo:rsid="0055b6b0" officeooo:paragraph-rsid="00561490"/>
    </style:style>
    <style:style style:name="P93" style:family="paragraph" style:parent-style-name="Standard">
      <style:text-properties officeooo:rsid="00561490" officeooo:paragraph-rsid="00561490"/>
    </style:style>
    <style:style style:name="P94" style:family="paragraph" style:parent-style-name="Standard">
      <style:text-properties officeooo:rsid="00580c86" officeooo:paragraph-rsid="00580c86"/>
    </style:style>
    <style:style style:name="P95" style:family="paragraph" style:parent-style-name="Standard">
      <style:paragraph-properties>
        <style:tab-stops>
          <style:tab-stop style:position="0.4118in"/>
        </style:tab-stops>
      </style:paragraph-properties>
      <style:text-properties officeooo:rsid="00580c86" officeooo:paragraph-rsid="00580c86"/>
    </style:style>
    <style:style style:name="P96" style:family="paragraph" style:parent-style-name="Standard">
      <style:text-properties officeooo:rsid="005ae21d" officeooo:paragraph-rsid="005ae21d"/>
    </style:style>
    <style:style style:name="P97" style:family="paragraph" style:parent-style-name="Standard">
      <style:text-properties officeooo:rsid="005bf76e" officeooo:paragraph-rsid="005bf76e"/>
    </style:style>
    <style:style style:name="P98" style:family="paragraph" style:parent-style-name="Standard">
      <style:text-properties officeooo:rsid="005c0a7e" officeooo:paragraph-rsid="005c0a7e"/>
    </style:style>
    <style:style style:name="P99" style:family="paragraph" style:parent-style-name="Standard">
      <style:text-properties officeooo:rsid="005c6cc7" officeooo:paragraph-rsid="005c6cc7"/>
    </style:style>
    <style:style style:name="P100" style:family="paragraph" style:parent-style-name="Standard">
      <style:text-properties officeooo:rsid="005d09dc" officeooo:paragraph-rsid="005d09dc"/>
    </style:style>
    <style:style style:name="P101" style:family="paragraph" style:parent-style-name="Standard">
      <style:text-properties officeooo:rsid="005e71f8" officeooo:paragraph-rsid="005e71f8"/>
    </style:style>
    <style:style style:name="P102" style:family="paragraph" style:parent-style-name="Standard">
      <style:text-properties officeooo:rsid="005e71f8" officeooo:paragraph-rsid="005fdb81"/>
    </style:style>
    <style:style style:name="P103" style:family="paragraph" style:parent-style-name="Standard">
      <style:text-properties officeooo:rsid="005fdb81" officeooo:paragraph-rsid="005fdb81"/>
    </style:style>
    <style:style style:name="P104" style:family="paragraph" style:parent-style-name="Standard">
      <style:text-properties officeooo:rsid="005feed6" officeooo:paragraph-rsid="005feed6"/>
    </style:style>
    <style:style style:name="P105" style:family="paragraph" style:parent-style-name="Standard">
      <style:paragraph-properties>
        <style:tab-stops>
          <style:tab-stop style:position="0.4118in"/>
        </style:tab-stops>
      </style:paragraph-properties>
      <style:text-properties officeooo:rsid="005feed6" officeooo:paragraph-rsid="005feed6"/>
    </style:style>
    <style:style style:name="P106" style:family="paragraph" style:parent-style-name="Standard">
      <style:text-properties officeooo:rsid="005ff13f" officeooo:paragraph-rsid="005ff13f"/>
    </style:style>
    <style:style style:name="P107" style:family="paragraph" style:parent-style-name="Standard">
      <style:text-properties officeooo:rsid="0060c733" officeooo:paragraph-rsid="0060c733"/>
    </style:style>
    <style:style style:name="T1" style:family="text">
      <style:text-properties fo:color="#000000" style:font-name="Menlo-Regular" fo:font-size="12pt" style:font-size-asian="12pt"/>
    </style:style>
    <style:style style:name="T2" style:family="text">
      <style:text-properties fo:color="#000000" style:font-name="Menlo-Regular" fo:font-size="12pt" style:font-size-asian="12pt"/>
    </style:style>
    <style:style style:name="T3" style:family="text">
      <style:text-properties fo:color="#000000" style:font-name="Menlo-Regular" fo:font-size="12pt" fo:font-weight="normal" style:font-size-asian="12pt" style:font-weight-asian="normal"/>
    </style:style>
    <style:style style:name="T4" style:family="text">
      <style:text-properties fo:color="#000000" style:font-name="Menlo-Regular" fo:font-size="12pt" fo:font-weight="normal" style:font-size-asian="12pt" style:font-weight-asian="normal"/>
    </style:style>
    <style:style style:name="T5" style:family="text">
      <style:text-properties fo:color="#000000" style:font-name="Menlo-Bold" fo:font-size="12pt" fo:font-weight="bold" style:font-size-asian="12pt" style:font-weight-asian="bold"/>
    </style:style>
    <style:style style:name="T6" style:family="text">
      <style:text-properties fo:color="#9b2393" style:font-name="Menlo-Bold" fo:font-size="12pt" fo:font-weight="bold" style:font-size-asian="12pt" style:font-weight-asian="bold"/>
    </style:style>
    <style:style style:name="T7" style:family="text">
      <style:text-properties fo:color="#9b2393" style:font-name="Menlo-Bold" fo:font-size="12pt" fo:font-weight="bold" style:font-size-asian="12pt" style:font-weight-asian="bold"/>
    </style:style>
    <style:style style:name="T8" style:family="text">
      <style:text-properties fo:color="#0f68a0" style:font-name="Menlo-Regular" fo:font-size="12pt" fo:font-weight="normal" style:font-size-asian="12pt" style:font-weight-asian="normal"/>
    </style:style>
    <style:style style:name="T9" style:family="text">
      <style:text-properties fo:color="#0f68a0" style:font-name="Menlo-Regular" fo:font-size="12pt" fo:font-weight="normal" style:font-size-asian="12pt" style:font-weight-asian="normal"/>
    </style:style>
    <style:style style:name="T10" style:family="text">
      <style:text-properties fo:color="#3900a0" style:font-name="Menlo-Regular" fo:font-size="12pt" fo:font-weight="normal" style:font-size-asian="12pt" style:font-weight-asian="normal"/>
    </style:style>
    <style:style style:name="T11" style:family="text">
      <style:text-properties fo:color="#3900a0" style:font-name="Menlo-Regular" fo:font-size="12pt" fo:font-weight="normal" style:font-size-asian="12pt" style:font-weight-asian="normal"/>
    </style:style>
    <style:style style:name="T12" style:family="text">
      <style:text-properties fo:color="#3900a0" style:font-name="Menlo-Regular" fo:font-size="12pt" style:font-size-asian="12pt"/>
    </style:style>
    <style:style style:name="T13" style:family="text">
      <style:text-properties fo:color="#3900a0" style:font-name="Menlo-Regular" fo:font-size="12pt" style:font-size-asian="12pt"/>
    </style:style>
    <style:style style:name="T14" style:family="text">
      <style:text-properties fo:color="#6c36a9" style:font-name="Menlo-Regular" fo:font-size="12pt" fo:font-weight="normal" style:font-size-asian="12pt" style:font-weight-asian="normal"/>
    </style:style>
    <style:style style:name="T15" style:family="text">
      <style:text-properties fo:color="#6c36a9" style:font-name="Menlo-Regular" fo:font-size="12pt" fo:font-weight="normal" style:font-size-asian="12pt" style:font-weight-asian="normal"/>
    </style:style>
    <style:style style:name="T16" style:family="text">
      <style:text-properties fo:color="#6c36a9" style:font-name="Menlo-Regular" fo:font-size="12pt" style:font-size-asian="12pt"/>
    </style:style>
    <style:style style:name="T17" style:family="text">
      <style:text-properties fo:color="#6c36a9" style:font-name="Menlo-Regular" fo:font-size="12pt" style:font-size-asian="12pt"/>
    </style:style>
    <style:style style:name="T18" style:family="text">
      <style:text-properties fo:color="#c41a16" style:font-name="Menlo-Regular" fo:font-size="12pt" fo:font-weight="normal" style:font-size-asian="12pt" style:font-weight-asian="normal"/>
    </style:style>
    <style:style style:name="T19" style:family="text">
      <style:text-properties fo:color="#c41a16" style:font-name="Menlo-Regular" fo:font-size="12pt" fo:font-weight="normal" style:font-size-asian="12pt" style:font-weight-asian="normal"/>
    </style:style>
    <style:style style:name="T20" style:family="text">
      <style:text-properties fo:color="#c41a16" style:font-name="Menlo-Regular" fo:font-size="12pt" style:font-size-asian="12pt"/>
    </style:style>
    <style:style style:name="T21" style:family="text">
      <style:text-properties officeooo:rsid="001a1323"/>
    </style:style>
    <style:style style:name="T22" style:family="text">
      <style:text-properties officeooo:rsid="001aca8d"/>
    </style:style>
    <style:style style:name="T23" style:family="text">
      <style:text-properties officeooo:rsid="001d4ebd"/>
    </style:style>
    <style:style style:name="T24" style:family="text">
      <style:text-properties officeooo:rsid="001f2e5d"/>
    </style:style>
    <style:style style:name="T25" style:family="text">
      <style:text-properties fo:color="#5d6c79" style:font-name="Menlo-Regular" fo:font-size="12pt" fo:font-weight="normal" style:font-size-asian="12pt" style:font-weight-asian="normal"/>
    </style:style>
    <style:style style:name="T26" style:family="text">
      <style:text-properties fo:color="#5d6c79" style:font-name="Menlo-Regular" fo:font-size="12pt" fo:font-weight="normal" style:font-size-asian="12pt" style:font-weight-asian="normal"/>
    </style:style>
    <style:style style:name="T27" style:family="text">
      <style:text-properties fo:color="#5d6c79" style:font-name="Menlo-Regular" fo:font-size="12pt" style:font-size-asian="12pt"/>
    </style:style>
    <style:style style:name="T28" style:family="text">
      <style:text-properties fo:color="#326d74" style:font-name="Menlo-Regular" fo:font-size="12pt" fo:font-weight="normal" style:font-size-asian="12pt" style:font-weight-asian="normal"/>
    </style:style>
    <style:style style:name="T29" style:family="text">
      <style:text-properties fo:color="#326d74" style:font-name="Menlo-Regular" fo:font-size="12pt" fo:font-weight="normal" style:font-size-asian="12pt" style:font-weight-asian="normal"/>
    </style:style>
    <style:style style:name="T30" style:family="text">
      <style:text-properties fo:color="#326d74" style:font-name="Menlo-Regular" fo:font-size="12pt" style:font-size-asian="12pt"/>
    </style:style>
    <style:style style:name="T31" style:family="text">
      <style:text-properties fo:color="#1c00cf" style:font-name="Menlo-Regular" fo:font-size="12pt" fo:font-weight="normal" style:font-size-asian="12pt" style:font-weight-asian="normal"/>
    </style:style>
    <style:style style:name="T32" style:family="text">
      <style:text-properties fo:color="#1c00cf" style:font-name="Menlo-Regular" fo:font-size="12pt" fo:font-weight="normal" style:font-size-asian="12pt" style:font-weight-asian="normal"/>
    </style:style>
    <style:style style:name="T33" style:family="text">
      <style:text-properties fo:color="#1c00cf" style:font-name="Menlo-Regular" fo:font-size="12pt" style:font-size-asian="12pt"/>
    </style:style>
    <style:style style:name="T34" style:family="text">
      <style:text-properties fo:color="#1c00cf" style:font-name="Menlo-Regular" fo:font-size="12pt" style:font-size-asian="12pt"/>
    </style:style>
    <style:style style:name="T35" style:family="text">
      <style:text-properties officeooo:rsid="0029f657"/>
    </style:style>
    <style:style style:name="T36" style:family="text">
      <style:text-properties officeooo:rsid="002ebc45"/>
    </style:style>
    <style:style style:name="T37" style:family="text">
      <style:text-properties officeooo:rsid="002f9602"/>
    </style:style>
    <style:style style:name="T38" style:family="text">
      <style:text-properties officeooo:rsid="003480bb"/>
    </style:style>
    <style:style style:name="T39" style:family="text">
      <style:text-properties fo:font-size="16pt" fo:font-weight="bold" style:font-size-asian="16pt" style:font-weight-asian="bold" style:font-size-complex="16pt" style:font-weight-complex="bold"/>
    </style:style>
    <style:style style:name="T40" style:family="text">
      <style:text-properties officeooo:rsid="003e07d9"/>
    </style:style>
    <style:style style:name="T41" style:family="text">
      <style:text-properties fo:color="#0b4f79" style:font-name="Menlo-Regular" fo:font-size="12pt" fo:font-weight="normal" style:font-size-asian="12pt" style:font-weight-asian="normal"/>
    </style:style>
    <style:style style:name="T42" style:family="text">
      <style:text-properties fo:color="#1c464a" style:font-name="Menlo-Regular" fo:font-size="12pt" fo:font-weight="normal" style:font-size-asian="12pt" style:font-weight-asian="normal"/>
    </style:style>
    <style:style style:name="T43" style:family="text">
      <style:text-properties officeooo:rsid="0046d0dd"/>
    </style:style>
    <style:style style:name="T44" style:family="text">
      <style:text-properties officeooo:rsid="0047d39e"/>
    </style:style>
    <style:style style:name="T45" style:family="text">
      <style:text-properties officeooo:rsid="004cd029"/>
    </style:style>
    <style:style style:name="T46" style:family="text">
      <style:text-properties officeooo:rsid="004e5178"/>
    </style:style>
    <style:style style:name="T47" style:family="text">
      <style:text-properties officeooo:rsid="0051e1f3"/>
    </style:style>
    <style:style style:name="T48" style:family="text">
      <style:text-properties officeooo:rsid="0055b6b0"/>
    </style:style>
    <style:style style:name="T49" style:family="text">
      <style:text-properties officeooo:rsid="00561490"/>
    </style:style>
    <style:style style:name="T50" style:family="text">
      <style:text-properties officeooo:rsid="005fdb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ncurrency</text:p>
      <text:p text:style-name="P1"/>
      <text:p text:style-name="P1">We can run many tasks at the same time in iOS. We can put some tasks in the background threads so those tasks will not interrupt the main thread. There are many ways to accomplish this goal. We can create and manipulate threads manually, but that is not recommended. Usually we use Grand Central Dispatch and Operations.</text:p>
      <text:p text:style-name="P1"/>
      <text:p text:style-name="P4">Grand Central Dispatch</text:p>
      <text:p text:style-name="P1"/>
      <text:p text:style-name="P1">Create a new single view application project. Name it HelloConcurrency1.</text:p>
      <text:p text:style-name="P1"/>
      <text:p text:style-name="P1">Edit ViewController.swift.</text:p>
      <text:p text:style-name="P1"/>
      <text:p text:style-name="P1">Create a new method. Name it playWithDispatchQueueGlobal.</text:p>
      <text:p text:style-name="P1"/>
      <text:p text:style-name="P1"><text:span text:style-name="T1"><text:s text:c="4"/></text:span><text:span text:style-name="T6">func</text:span><text:span text:style-name="T3"> </text:span><text:span text:style-name="T8">playWithDispatchQueueGlobal</text:span><text:span text:style-name="T3">() {</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dispatchQueue.</text:span><text:span text:style-name="T14">async</text:span><text:span text:style-name="T3"> {</text:span></text:p>
      <text:p text:style-name="P6"><text:span text:style-name="T3"><text:s text:c="12"/></text:span><text:span text:style-name="T14">print</text:span><text:span text:style-name="T3">(</text:span><text:span text:style-name="T18">"Inside DispatchQueue.global"</text:span><text:span text:style-name="T3">)</text:span></text:p>
      <text:p text:style-name="P36"><text:s text:c="8"/>}</text:p>
      <text:p text:style-name="P6"><text:span text:style-name="T3"><text:s text:c="8"/></text:span><text:span text:style-name="T14">print</text:span><text:span text:style-name="T3">(</text:span><text:span text:style-name="T18">"In UI thread (playWithDispatchQueueGlobal)"</text:span><text:span text:style-name="T3">)</text:span></text:p>
      <text:p text:style-name="P37"><text:s text:c="4"/>}</text:p>
      <text:p text:style-name="P1"/>
      <text:p text:style-name="P7">This is the easiest way to run the task in background thread. Dispatch queue is a link between the task and the pool of threads. <text:span text:style-name="T21">Remember that we want to run </text:span>In this example, we get the global dispatch queue with default quality of service. Using global dispatch queue, we can run the task as a closure with “async” <text:span text:style-name="T21">method.</text:span></text:p>
      <text:p text:style-name="P7"/>
      <text:p text:style-name="P8">There is another type of dispatch queue. Create a new method. Name it playWithCustomDispatchQueue.</text:p>
      <text:p text:style-name="P8"/>
      <text:p text:style-name="P8"><text:span text:style-name="T1"><text:s text:c="4"/></text:span><text:span text:style-name="T6">func</text:span><text:span text:style-name="T3"> </text:span><text:span text:style-name="T8">playWithCustomDispatchQueue</text:span><text:span text:style-name="T3">() {</text:span></text:p>
      <text:p text:style-name="P6"><text:span text:style-name="T3"><text:s text:c="8"/></text:span><text:span text:style-name="T6">let</text:span><text:span text:style-name="T3"> dispatchQueue = </text:span><text:span text:style-name="T10">DispatchQueue</text:span><text:span text:style-name="T3">.</text:span><text:span text:style-name="T10">init</text:span><text:span text:style-name="T3">(label: </text:span><text:span text:style-name="T18">"co.id.icehouse.helloconcurrency1"</text:span><text:span text:style-name="T3">, qos: .</text:span><text:span text:style-name="T14">userInitiated</text:span><text:span text:style-name="T3">, attributes: .</text:span><text:span text:style-name="T14">concurrent</text:span><text:span text:style-name="T3">, autoreleaseFrequency: .</text:span><text:span text:style-name="T14">inherit</text:span><text:span text:style-name="T3">, target: .</text:span><text:span text:style-name="T14">global</text:span><text:span text:style-name="T3">())</text:span></text:p>
      <text:p text:style-name="P6"><text:span text:style-name="T3"><text:s text:c="8"/>dispatchQueue.</text:span><text:span text:style-name="T14">async</text:span><text:span text:style-name="T3"> {</text:span></text:p>
      <text:p text:style-name="P6"><text:span text:style-name="T3"><text:s text:c="12"/></text:span><text:span text:style-name="T14">print</text:span><text:span text:style-name="T3">(</text:span><text:span text:style-name="T18">"Inside custom DispatchQueue"</text:span><text:span text:style-name="T3">)</text:span></text:p>
      <text:p text:style-name="P36"><text:s text:c="8"/>}</text:p>
      <text:p text:style-name="P6"><text:span text:style-name="T3"><text:s text:c="8"/></text:span><text:span text:style-name="T14">print</text:span><text:span text:style-name="T3">(</text:span><text:span text:style-name="T18">"In UI Thread (playWithCustomDispatchQueue)"</text:span><text:span text:style-name="T3">)</text:span></text:p>
      <text:p text:style-name="P38"><text:s text:c="4"/>}</text:p>
      <text:p text:style-name="P1"/>
      <text:p text:style-name="P8">Here, we create a custom dispatch queue. We can name it with “label” parameter. We use “<text:span text:style-name="T22">userInitiated” quality of service. We use “concurrent” attribute. We use “inherit” autorelease frequency and “main” target.</text:span></text:p>
      <text:p text:style-name="P8"/>
      <text:p text:style-name="P9">The quality of service determines how important our task is in background thread. The more important our task is, the higher priority in the background thread our task is.</text:p>
      <text:p text:style-name="P9"/>
      <text:p text:style-name="P10">There are 6 types of quality of service: “userInteractive”, “userInitiated”, “default”, “utility”, “background”, “unspecified”.</text:p>
      <text:p text:style-name="P1"><text:soft-page-break/></text:p>
      <text:p text:style-name="P10">The “userInitiated” has higher priority than the “background” priority.</text:p>
      <text:p text:style-name="P10"/>
      <text:p text:style-name="P10">To see the explanation of all types <text:span text:style-name="T23">of quality of service, we can check the link below.</text:span></text:p>
      <text:p text:style-name="P10"/>
      <text:p text:style-name="P11"><text:a xlink:type="simple" xlink:href="https://developer.apple.com/documentation/dispatch/dispatchqos/qosclass" text:style-name="Internet_20_link" text:visited-style-name="Visited_20_Internet_20_Link">https://developer.apple.com/documentation/dispatch/dispatchqos/qosclass</text:a></text:p>
      <text:p text:style-name="P1"/>
      <text:p text:style-name="P12">In this example, we use “concurrent” attributes. But there is “initiallyInactive” attributes. If we use “initiallyInactive” attributes, the task will not be run immediately. We must run it with “activate” method of the dispatch queue object.</text:p>
      <text:p text:style-name="P12"/>
      <text:p text:style-name="P13">We should not worry about “autoreleaseFrequency” parameter.</text:p>
      <text:p text:style-name="P13"/>
      <text:p text:style-name="P13">The “target” parameter is the dispatch queue’s target queue on where this task will be executed. <text:span text:style-name="T24">If we omit this parameter, the system will provide the queue for us.</text:span></text:p>
      <text:p text:style-name="P13"/>
      <text:p text:style-name="P14">We can not update User Interface in the background thread. We must use the User Interface thread. We can get the User Interface thread with DispatchQueue.main.</text:p>
      <text:p text:style-name="P14"/>
      <text:p text:style-name="P14">Create a new method. Name it playWithDispatchQueueMain.</text:p>
      <text:p text:style-name="P14"/>
      <text:p text:style-name="P14"><text:span text:style-name="T1"><text:s text:c="4"/></text:span><text:span text:style-name="T6">func</text:span><text:span text:style-name="T3"> </text:span><text:span text:style-name="T8">playWithDispatchQueueMain</text:span><text:span text:style-name="T3">() {</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dispatchQueue.</text:span><text:span text:style-name="T14">async</text:span><text:span text:style-name="T3"> {</text:span></text:p>
      <text:p text:style-name="P6"><text:span text:style-name="T3"><text:s text:c="12"/></text:span><text:span text:style-name="T14">print</text:span><text:span text:style-name="T3">(</text:span><text:span text:style-name="T18">"Inside DispatchQueue.global"</text:span><text:span text:style-name="T3">)</text:span></text:p>
      <text:p text:style-name="P6"><text:span text:style-name="T3"><text:s text:c="12"/></text:span><text:span text:style-name="T25">// self.createUILabel() -&gt; will crash the app</text:span></text:p>
      <text:p text:style-name="P36"><text:s text:c="12"/></text:p>
      <text:p text:style-name="P6"><text:span text:style-name="T3"><text:s text:c="12"/></text:span><text:span text:style-name="T10">DispatchQueue</text:span><text:span text:style-name="T3">.</text:span><text:span text:style-name="T14">main</text:span><text:span text:style-name="T3">.</text:span><text:span text:style-name="T14">async</text:span><text:span text:style-name="T3"> { [</text:span><text:span text:style-name="T6">weak</text:span><text:span text:style-name="T3"> </text:span><text:span text:style-name="T6">self</text:span><text:span text:style-name="T3">] </text:span><text:span text:style-name="T6">in</text:span></text:p>
      <text:p text:style-name="P6"><text:span text:style-name="T3"><text:s text:c="16"/></text:span><text:span text:style-name="T6">if</text:span><text:span text:style-name="T3"> </text:span><text:span text:style-name="T6">self</text:span><text:span text:style-name="T3"> </text:span><text:span text:style-name="T14">==</text:span><text:span text:style-name="T3"> </text:span><text:span text:style-name="T6">nil</text:span><text:span text:style-name="T3"> {</text:span></text:p>
      <text:p text:style-name="P6"><text:span text:style-name="T3"><text:s text:c="20"/></text:span><text:span text:style-name="T6">return</text:span></text:p>
      <text:p text:style-name="P36"><text:s text:c="16"/>}</text:p>
      <text:p text:style-name="P36"><text:s text:c="16"/></text:p>
      <text:p text:style-name="P6"><text:span text:style-name="T3"><text:s text:c="16"/></text:span><text:span text:style-name="T14">print</text:span><text:span text:style-name="T3">(</text:span><text:span text:style-name="T18">"In UI Thread (playWithDispatchQueueMain)"</text:span><text:span text:style-name="T3">)</text:span></text:p>
      <text:p text:style-name="P6"><text:span text:style-name="T3"><text:s text:c="16"/></text:span><text:span text:style-name="T25">// Must be executed inside UI thread (or DispatchQueue.main)</text:span></text:p>
      <text:p text:style-name="P6"><text:span text:style-name="T3"><text:s text:c="16"/></text:span><text:span text:style-name="T6">self</text:span><text:span text:style-name="T3">!.</text:span><text:span text:style-name="T28">createUILabel</text:span><text:span text:style-name="T3">()</text:span></text:p>
      <text:p text:style-name="P36"><text:s text:c="12"/>}</text:p>
      <text:p text:style-name="P36"><text:s text:c="8"/>}</text:p>
      <text:p text:style-name="P6"><text:span text:style-name="T3"><text:s text:c="8"/></text:span><text:span text:style-name="T10">Thread</text:span><text:span text:style-name="T3">.</text:span><text:span text:style-name="T14">sleep</text:span><text:span text:style-name="T3">(forTimeInterval: </text:span><text:span text:style-name="T31">1</text:span><text:span text:style-name="T3">)</text:span></text:p>
      <text:p text:style-name="P39"><text:s text:c="4"/>}</text:p>
      <text:p text:style-name="P1"/>
      <text:p text:style-name="P14"><text:span text:style-name="T1"><text:s text:c="4"/></text:span><text:span text:style-name="T6">func</text:span><text:span text:style-name="T3"> </text:span><text:span text:style-name="T8">createUILabel</text:span><text:span text:style-name="T3">() {</text:span></text:p>
      <text:p text:style-name="P6"><text:bookmark-start text:name="__DdeLink__78958_2128108702"/><text:span text:style-name="T3"><text:s text:c="8"/></text:span><text:span text:style-name="T6">let</text:span><text:span text:style-name="T3"> viewFrame = </text:span><text:span text:style-name="T10">CGRect</text:span><text:span text:style-name="T3">(x: </text:span><text:span text:style-name="T31">0</text:span><text:span text:style-name="T3">, y: </text:span><text:span text:style-name="T31">0</text:span><text:span text:style-name="T3">, width: </text:span><text:span text:style-name="T31">100</text:span><text:span text:style-name="T3">, height: </text:span><text:span text:style-name="T31">100</text:span><text:span text:style-name="T3">)</text:span></text:p>
      <text:p text:style-name="P6"><text:span text:style-name="T3"><text:s text:c="8"/></text:span><text:span text:style-name="T6">let</text:span><text:span text:style-name="T3"> view = </text:span><text:span text:style-name="T10">UIView</text:span><text:span text:style-name="T3">(frame: viewFrame)</text:span></text:p>
      <text:p text:style-name="P6"><text:span text:style-name="T3"><text:s text:c="8"/>view.</text:span><text:span text:style-name="T14">backgroundColor</text:span><text:span text:style-name="T3"> = .</text:span><text:span text:style-name="T14">blue</text:span></text:p>
      <text:p text:style-name="P6"><text:span text:style-name="T3"><text:s text:c="8"/></text:span><text:span text:style-name="T6">self</text:span><text:span text:style-name="T3">.</text:span><text:span text:style-name="T14">view</text:span><text:span text:style-name="T3">.</text:span><text:span text:style-name="T14">addSubview</text:span><text:span text:style-name="T3">(view)</text:span><text:bookmark-end text:name="__DdeLink__78958_2128108702"/></text:p>
      <text:p text:style-name="P39"><text:s text:c="4"/>}</text:p>
      <text:p text:style-name="P1"/>
      <text:p text:style-name="P1"/>
      <text:p text:style-name="P15">We can only touch User Interface code in “async” method of DispatchQueue.main. If we put User Interface code in global dispatch queue, our application will crash.</text:p>
      <text:p text:style-name="P15"><text:soft-page-break/></text:p>
      <text:p text:style-name="P16">Instead of a closure block, we can submit dispatch work item to “async” method.</text:p>
      <text:p text:style-name="P16"/>
      <text:p text:style-name="P2">DispatchWorkItem</text:p>
      <text:p text:style-name="P16"/>
      <text:p text:style-name="P16">Create a new method. Name it playWithDispatchWorkItem.</text:p>
      <text:p text:style-name="P16"/>
      <text:p text:style-name="P16"><text:span text:style-name="T1"><text:s text:c="4"/></text:span><text:span text:style-name="T6">func</text:span><text:span text:style-name="T3"> </text:span><text:span text:style-name="T8">playWithDispatchWorkItem</text:span><text:span text:style-name="T3">() {</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text:span><text:span text:style-name="T6">let</text:span><text:span text:style-name="T3"> dispatchWorkItem = </text:span><text:span text:style-name="T10">DispatchWorkItem</text:span><text:span text:style-name="T3"> {</text:span></text:p>
      <text:p text:style-name="P6"><text:span text:style-name="T3"><text:s text:c="12"/></text:span><text:span text:style-name="T14">print</text:span><text:span text:style-name="T3">(</text:span><text:span text:style-name="T18">"Inside DispatchWorkItem"</text:span><text:span text:style-name="T3">)</text:span></text:p>
      <text:p text:style-name="P36"><text:s text:c="8"/>}</text:p>
      <text:p text:style-name="P6"><text:span text:style-name="T3"><text:s text:c="8"/>dispatchQueue.</text:span><text:span text:style-name="T14">async</text:span><text:span text:style-name="T3">(execute: dispatchWorkItem)</text:span></text:p>
      <text:p text:style-name="P40"><text:s text:c="4"/>}</text:p>
      <text:p text:style-name="P1"/>
      <text:p text:style-name="P16">When we hit “async” method, we run the background task immediately, but we can postpone with “asyncAfter” method.</text:p>
      <text:p text:style-name="P16"/>
      <text:p text:style-name="P16">Create a new method. Name it playWithAfterDeadline.</text:p>
      <text:p text:style-name="P16"/>
      <text:p text:style-name="P16"><text:span text:style-name="T1"><text:s text:c="4"/></text:span><text:span text:style-name="T6">func</text:span><text:span text:style-name="T3"> </text:span><text:span text:style-name="T8">playWithAfterDeadline</text:span><text:span text:style-name="T3">() {</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text:span><text:span text:style-name="T6">let</text:span><text:span text:style-name="T3"> dispatchWorkItem = </text:span><text:span text:style-name="T10">DispatchWorkItem</text:span><text:span text:style-name="T3"> {</text:span></text:p>
      <text:p text:style-name="P6"><text:span text:style-name="T3"><text:s text:c="12"/></text:span><text:span text:style-name="T14">print</text:span><text:span text:style-name="T3">(</text:span><text:span text:style-name="T18">"Inside DispatchWorkItem with deadline"</text:span><text:span text:style-name="T3">)</text:span></text:p>
      <text:p text:style-name="P36"><text:s text:c="8"/>}</text:p>
      <text:p text:style-name="P6"><text:span text:style-name="T3"><text:s text:c="8"/>dispatchQueue.</text:span><text:span text:style-name="T14">asyncAfter</text:span><text:span text:style-name="T3">(deadline: .</text:span><text:span text:style-name="T10">init</text:span><text:span text:style-name="T3">(uptimeNanoseconds: </text:span><text:span text:style-name="T31">1000000000</text:span><text:span text:style-name="T3">), execute: dispatchWorkItem)</text:span></text:p>
      <text:p text:style-name="P6"><text:span text:style-name="T3"><text:s text:c="8"/></text:span><text:span text:style-name="T14">print</text:span><text:span text:style-name="T3">(</text:span><text:span text:style-name="T18">"Inside playWithAfterDeadline"</text:span><text:span text:style-name="T3">)</text:span></text:p>
      <text:p text:style-name="P40"><text:s text:c="4"/>}</text:p>
      <text:p text:style-name="P1"/>
      <text:p text:style-name="P16">We use “deadline” parameter to deplay the background task.</text:p>
      <text:p text:style-name="P16"/>
      <text:p text:style-name="P17">We can create continuation between dispatch work items. So we want to execute dispatch work item A after executing dispatch work item B.</text:p>
      <text:p text:style-name="P17"/>
      <text:p text:style-name="P17">Create a new method. Name it playWithNotify.</text:p>
      <text:p text:style-name="P17"/>
      <text:p text:style-name="P17"><text:span text:style-name="T1"><text:s text:c="4"/></text:span><text:span text:style-name="T6">func</text:span><text:span text:style-name="T3"> </text:span><text:span text:style-name="T8">playWithNotify</text:span><text:span text:style-name="T3">() {</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text:span><text:span text:style-name="T6">let</text:span><text:span text:style-name="T3"> dispatchWorkItem1 = </text:span><text:span text:style-name="T10">DispatchWorkItem</text:span><text:span text:style-name="T3"> {</text:span></text:p>
      <text:p text:style-name="P6"><text:span text:style-name="T3"><text:s text:c="12"/></text:span><text:span text:style-name="T14">print</text:span><text:span text:style-name="T3">(</text:span><text:span text:style-name="T18">"Inside DispatchWorkItem1"</text:span><text:span text:style-name="T3">)</text:span></text:p>
      <text:p text:style-name="P36"><text:s text:c="8"/>}</text:p>
      <text:p text:style-name="P6"><text:span text:style-name="T3"><text:s text:c="8"/></text:span><text:span text:style-name="T6">let</text:span><text:span text:style-name="T3"> dispatchWorkItem2 = </text:span><text:span text:style-name="T10">DispatchWorkItem</text:span><text:span text:style-name="T3"> {</text:span></text:p>
      <text:p text:style-name="P6"><text:span text:style-name="T3"><text:s text:c="12"/></text:span><text:span text:style-name="T14">print</text:span><text:span text:style-name="T3">(</text:span><text:span text:style-name="T18">"Inside DispatchWorkItem2"</text:span><text:span text:style-name="T3">)</text:span></text:p>
      <text:p text:style-name="P36"><text:s text:c="8"/>}</text:p>
      <text:p text:style-name="P6"><text:span text:style-name="T3"><text:s text:c="8"/></text:span><text:span text:style-name="T6">let</text:span><text:span text:style-name="T3"> dispatchWorkItem3 = </text:span><text:span text:style-name="T10">DispatchWorkItem</text:span><text:span text:style-name="T3"> {</text:span></text:p>
      <text:p text:style-name="P6"><text:span text:style-name="T3"><text:s text:c="12"/></text:span><text:span text:style-name="T14">print</text:span><text:span text:style-name="T3">(</text:span><text:span text:style-name="T18">"Inside DispatchWorkItem3"</text:span><text:span text:style-name="T3">)</text:span></text:p>
      <text:p text:style-name="P36"><text:s text:c="8"/>}</text:p>
      <text:p text:style-name="P6"><text:span text:style-name="T3"><text:s text:c="8"/>dispatchWorkItem2.</text:span><text:span text:style-name="T14">notify</text:span><text:span text:style-name="T3">(queue: dispatchQueue, execute: dispatchWorkItem3)</text:span></text:p>
      <text:p text:style-name="P6"><text:soft-page-break/><text:span text:style-name="T3"><text:s text:c="8"/>dispatchWorkItem1.</text:span><text:span text:style-name="T14">notify</text:span><text:span text:style-name="T3">(queue: dispatchQueue, execute: dispatchWorkItem2)</text:span></text:p>
      <text:p text:style-name="P6"><text:span text:style-name="T3"><text:s text:c="8"/>dispatchQueue.</text:span><text:span text:style-name="T14">async</text:span><text:span text:style-name="T3">(execute: dispatchWorkItem1)</text:span></text:p>
      <text:p text:style-name="P41"><text:s text:c="4"/>}</text:p>
      <text:p text:style-name="P1"/>
      <text:p text:style-name="P18">Take a look at this particular line.</text:p>
      <text:p text:style-name="P18"/>
      <text:p text:style-name="P19"><text:span text:style-name="T3">dispatchWorkItem2.</text:span><text:span text:style-name="T14">notify</text:span><text:span text:style-name="T3">(queue: dispatchQueue, execute: dispatchWorkItem3)</text:span></text:p>
      <text:p text:style-name="P1"/>
      <text:p text:style-name="P18">The line above means we will execute “dispatchWorkItem3” after finishing “dispatchWorkItem2”.</text:p>
      <text:p text:style-name="P18"/>
      <text:p text:style-name="P2">concurrentPerform</text:p>
      <text:p text:style-name="P18"/>
      <text:p text:style-name="P20">We can also execute a same task many times concurrently.</text:p>
      <text:p text:style-name="P20"/>
      <text:p text:style-name="P20">Create a new method. Name it playWithConcurrentPerform.</text:p>
      <text:p text:style-name="P20"/>
      <text:p text:style-name="P20"><text:span text:style-name="T1"><text:s text:c="4"/></text:span><text:span text:style-name="T6">func</text:span><text:span text:style-name="T3"> </text:span><text:span text:style-name="T8">playWithConcurrentPerform</text:span><text:span text:style-name="T3">() {</text:span></text:p>
      <text:p text:style-name="P6"><text:span text:style-name="T3"><text:s text:c="8"/></text:span><text:span text:style-name="T10">DispatchQueue</text:span><text:span text:style-name="T3">.</text:span><text:span text:style-name="T14">concurrentPerform</text:span><text:span text:style-name="T3">(iterations: </text:span><text:span text:style-name="T31">5</text:span><text:span text:style-name="T3">, execute: { index </text:span><text:span text:style-name="T6">in</text:span></text:p>
      <text:p text:style-name="P6"><text:span text:style-name="T3"><text:s text:c="12"/></text:span><text:span text:style-name="T14">print</text:span><text:span text:style-name="T3">(</text:span><text:span text:style-name="T18">"Iteration: </text:span><text:span text:style-name="T3">\(index)</text:span><text:span text:style-name="T18">"</text:span><text:span text:style-name="T3">)</text:span></text:p>
      <text:p text:style-name="P36"><text:s text:c="8"/>})</text:p>
      <text:p text:style-name="P42"><text:s text:c="4"/>}</text:p>
      <text:p text:style-name="P1"/>
      <text:p text:style-name="P20">We execute the task with “concurrentPerform” method. The parameter “iterations” means we run the task as many as the value we put in “iterations” parameter. The parameter “execute” is the task we want to run. These tasks will be run concurrently not sequentially.</text:p>
      <text:p text:style-name="P20"/>
      <text:p text:style-name="P21">In viewDidLoad method, add these lines:</text:p>
      <text:p text:style-name="P21"/>
      <text:p text:style-name="P21"><text:span text:style-name="T1"><text:s text:c="8"/></text:span><text:span text:style-name="T30">playWithDispatchQueueGlobal</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6"><text:span text:style-name="T1"><text:s text:c="8"/></text:span><text:span text:style-name="T30">playWithCustomDispatchQueue</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6"><text:span text:style-name="T1"><text:s text:c="8"/></text:span><text:span text:style-name="T30">playWithDispatchQueueMain</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6"><text:span text:style-name="T1"><text:s text:c="8"/></text:span><text:span text:style-name="T30">playWithDispatchWorkItem</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6"><text:span text:style-name="T1"><text:s text:c="8"/></text:span><text:span text:style-name="T30">playWithAfterDeadline</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6"><text:span text:style-name="T1"><text:s text:c="8"/></text:span><text:span text:style-name="T30">playWithNotify</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21"><text:span text:style-name="T1"><text:s text:c="8"/></text:span><text:span text:style-name="T30">playWithConcurrentPerform</text:span><text:span text:style-name="T1">()</text:span></text:p>
      <text:p text:style-name="P1"/>
      <text:p text:style-name="P21">You can comment some methods to learn and focus for some specific methods.</text:p>
      <text:p text:style-name="P21"/>
      <text:p text:style-name="P22">Run the application and we will get this output:</text:p>
      <text:p text:style-name="P22"/>
      <text:p text:style-name="P48">In UI thread (playWithDispatchQueueGlobal)</text:p>
      <text:p text:style-name="P49">Inside DispatchQueue.global</text:p>
      <text:p text:style-name="P49">In UI Thread (playWithCustomDispatchQueue)</text:p>
      <text:p text:style-name="P49"><text:soft-page-break/>Inside custom DispatchQueue</text:p>
      <text:p text:style-name="P49">Inside DispatchQueue.global</text:p>
      <text:p text:style-name="P49">Inside DispatchWorkItem</text:p>
      <text:p text:style-name="P49">Inside playWithAfterDeadline</text:p>
      <text:p text:style-name="P49">Inside DispatchWorkItem with deadline</text:p>
      <text:p text:style-name="P49">Inside DispatchWorkItem1</text:p>
      <text:p text:style-name="P49">Inside DispatchWorkItem2</text:p>
      <text:p text:style-name="P49">Inside DispatchWorkItem3</text:p>
      <text:p text:style-name="P49">Iteration: 0</text:p>
      <text:p text:style-name="P49">Iteration: 4</text:p>
      <text:p text:style-name="P49">Iteration: 1</text:p>
      <text:p text:style-name="P49">Iteration: 2</text:p>
      <text:p text:style-name="P49">Iteration: 3</text:p>
      <text:p text:style-name="P48">In UI Thread (playWithDispatchQueueMain)</text:p>
      <text:p text:style-name="P1"/>
      <text:p text:style-name="P22">Your output could be different than the one shown above because playing with threads has some randomness thrown around.</text:p>
      <text:p text:style-name="P22"/>
      <text:p text:style-name="P2">DispatchSpecificKey</text:p>
      <text:p text:style-name="P1"/>
      <text:p text:style-name="P23">There are other concepts that need to be explained <text:span text:style-name="T35">so let’s create a single view application project. Name it HelloConcurrency2.</text:span></text:p>
      <text:p text:style-name="P23"/>
      <text:p text:style-name="P24">We have a dictionary that we can store data from a dispatch queue.</text:p>
      <text:p text:style-name="P24"/>
      <text:p text:style-name="P24">Edit ViewController.swift.</text:p>
      <text:p text:style-name="P24"/>
      <text:p text:style-name="P24">Create a method. Name it playWithDispatchSpecificKey.</text:p>
      <text:p text:style-name="P24"/>
      <text:p text:style-name="P24"><text:span text:style-name="T1"><text:s text:c="4"/></text:span><text:span text:style-name="T6">func</text:span><text:span text:style-name="T3"> </text:span><text:span text:style-name="T8">playWithDispatchSpecificKey</text:span><text:span text:style-name="T3">() {</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text:span><text:bookmark-start text:name="__DdeLink__67640_2128108702"/><text:span text:style-name="T6">let</text:span><text:span text:style-name="T3"> specificKey = </text:span><text:span text:style-name="T10">DispatchSpecificKey</text:span><text:span text:style-name="T3">&lt;</text:span><text:span text:style-name="T10">String</text:span><text:span text:style-name="T3">&gt;()</text:span><text:bookmark-end text:name="__DdeLink__67640_2128108702"/></text:p>
      <text:p text:style-name="P6"><text:span text:style-name="T3"><text:s text:c="8"/>dispatchQueue.</text:span><text:span text:style-name="T14">sync</text:span><text:span text:style-name="T3"> {</text:span></text:p>
      <text:p text:style-name="P6"><text:span text:style-name="T3"><text:s text:c="12"/></text:span><text:bookmark-start text:name="__DdeLink__67642_2128108702"/><text:span text:style-name="T3">dispatchQueue.</text:span><text:span text:style-name="T14">setSpecific</text:span><text:span text:style-name="T3">(key: specificKey, value: </text:span><text:span text:style-name="T18">"value1"</text:span><text:span text:style-name="T3">)</text:span><text:bookmark-end text:name="__DdeLink__67642_2128108702"/></text:p>
      <text:p text:style-name="P36"><text:s text:c="8"/>}</text:p>
      <text:p text:style-name="P6"><text:span text:style-name="T3"><text:s text:c="8"/>dispatchQueue.</text:span><text:span text:style-name="T14">async</text:span><text:span text:style-name="T3"> {</text:span></text:p>
      <text:p text:style-name="P6"><text:span text:style-name="T3"><text:s text:c="12"/></text:span><text:bookmark-start text:name="__DdeLink__67644_2128108702"/><text:span text:style-name="T6">let</text:span><text:span text:style-name="T3"> value = dispatchQueue.</text:span><text:span text:style-name="T14">getSpecific</text:span><text:span text:style-name="T3">(key: specificKey)</text:span><text:bookmark-end text:name="__DdeLink__67644_2128108702"/></text:p>
      <text:p text:style-name="P6"><text:span text:style-name="T3"><text:s text:c="12"/></text:span><text:span text:style-name="T14">print</text:span><text:span text:style-name="T3">(</text:span><text:span text:style-name="T18">"Value of specific key is </text:span><text:span text:style-name="T3">\(</text:span><text:span text:style-name="T10">String</text:span><text:span text:style-name="T3">(describing: value))</text:span><text:span text:style-name="T18">"</text:span><text:span text:style-name="T3">)</text:span></text:p>
      <text:p text:style-name="P36"><text:s text:c="8"/>}</text:p>
      <text:p text:style-name="P6"><text:span text:style-name="T3"><text:s text:c="8"/></text:span><text:span text:style-name="T10">Thread</text:span><text:span text:style-name="T3">.</text:span><text:span text:style-name="T14">sleep</text:span><text:span text:style-name="T3">(forTimeInterval: </text:span><text:span text:style-name="T31">0.5</text:span><text:span text:style-name="T3">)</text:span></text:p>
      <text:p text:style-name="P43"><text:s text:c="4"/>}</text:p>
      <text:p text:style-name="P1"/>
      <text:p text:style-name="P24">To create a key, we can initialize the key with DispatchSpecificKey.</text:p>
      <text:p text:style-name="P24"/>
      <text:p text:style-name="P25"><text:span text:style-name="T6">let</text:span><text:span text:style-name="T3"> specificKey = </text:span><text:span text:style-name="T10">DispatchSpecificKey</text:span><text:span text:style-name="T3">&lt;</text:span><text:span text:style-name="T10">String</text:span><text:span text:style-name="T3">&gt;()</text:span></text:p>
      <text:p text:style-name="P1"/>
      <text:p text:style-name="P26">Then we can store the value with that key.</text:p>
      <text:p text:style-name="P26"/>
      <text:p text:style-name="P27"><text:span text:style-name="T3">dispatchQueue.</text:span><text:span text:style-name="T14">setSpecific</text:span><text:span text:style-name="T3">(key: specificKey, value: </text:span><text:span text:style-name="T18">"value1"</text:span><text:span text:style-name="T3">)</text:span></text:p>
      <text:p text:style-name="P1"><text:soft-page-break/></text:p>
      <text:p text:style-name="P26">Notice we store the value inside “sync” method. “sync” means that we execute the task synchronously. Don’t do this inside User Interface thread or main thread.</text:p>
      <text:p text:style-name="P26"/>
      <text:p text:style-name="P26">Later we can get the value from the key with this line below.</text:p>
      <text:p text:style-name="P26"/>
      <text:p text:style-name="P27"><text:span text:style-name="T6">let</text:span><text:span text:style-name="T3"> value = dispatchQueue.</text:span><text:span text:style-name="T14">getSpecific</text:span><text:span text:style-name="T3">(key: specificKey)</text:span></text:p>
      <text:p text:style-name="P1"/>
      <text:p text:style-name="P2">DispatchGroup</text:p>
      <text:p text:style-name="P28"/>
      <text:p text:style-name="P28">We can group dispatch queues inside a dispatch group. There are some advantages for doing so.</text:p>
      <text:p text:style-name="P28"/>
      <text:p text:style-name="P28">Create a method named playWithDispatchGroup.</text:p>
      <text:p text:style-name="P28"/>
      <text:p text:style-name="P28"><text:span text:style-name="T1"><text:s text:c="4"/></text:span><text:span text:style-name="T6">func</text:span><text:span text:style-name="T3"> </text:span><text:span text:style-name="T8">playWithDispatchGroup</text:span><text:span text:style-name="T3">() {</text:span></text:p>
      <text:p text:style-name="P6"><text:span text:style-name="T3"><text:s text:c="8"/></text:span><text:span text:style-name="T6">let</text:span><text:span text:style-name="T3"> dispatchGroup = </text:span><text:span text:style-name="T10">DispatchGroup</text:span><text:span text:style-name="T3">()</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dispatchQueue.</text:span><text:span text:style-name="T14">async</text:span><text:span text:style-name="T3">(group: dispatchGroup) {</text:span></text:p>
      <text:p text:style-name="P6"><text:span text:style-name="T3"><text:s text:c="12"/></text:span><text:span text:style-name="T10">Thread</text:span><text:span text:style-name="T3">.</text:span><text:span text:style-name="T14">sleep</text:span><text:span text:style-name="T3">(forTimeInterval: </text:span><text:span text:style-name="T31">1</text:span><text:span text:style-name="T3">)</text:span></text:p>
      <text:p text:style-name="P6"><text:span text:style-name="T3"><text:s text:c="12"/></text:span><text:span text:style-name="T14">print</text:span><text:span text:style-name="T3">(</text:span><text:span text:style-name="T18">"First block in dispatch queue with group"</text:span><text:span text:style-name="T3">)</text:span></text:p>
      <text:p text:style-name="P36"><text:s text:c="8"/>}</text:p>
      <text:p text:style-name="P6"><text:span text:style-name="T3"><text:s text:c="8"/>dispatchQueue.</text:span><text:span text:style-name="T14">async</text:span><text:span text:style-name="T3">(group: dispatchGroup) {</text:span></text:p>
      <text:p text:style-name="P6"><text:span text:style-name="T3"><text:s text:c="12"/></text:span><text:span text:style-name="T14">print</text:span><text:span text:style-name="T3">(</text:span><text:span text:style-name="T18">"Second block in dispatch queue with group"</text:span><text:span text:style-name="T3">)</text:span></text:p>
      <text:p text:style-name="P36"><text:s text:c="8"/>}</text:p>
      <text:p text:style-name="P6"><text:span text:style-name="T3"><text:s text:c="8"/>dispatchGroup.</text:span><text:span text:style-name="T14">wait</text:span><text:span text:style-name="T3">()</text:span></text:p>
      <text:p text:style-name="P44"><text:s text:c="4"/>}</text:p>
      <text:p text:style-name="P1"/>
      <text:p text:style-name="P29">Here, we have two dispatch queues. For each dispatch queue, we attach it to the same group. Then with the group, we can wait both dispatch queues with “wait” method.</text:p>
      <text:p text:style-name="P29"/>
      <text:p text:style-name="P30">Sometimes inside the background task, we launch another background task. We don’t want the parent background task teminates before the child background task is finished first.</text:p>
      <text:p text:style-name="P30"/>
      <text:p text:style-name="P30">We can use “enter” and “leave” methods from the group.</text:p>
      <text:p text:style-name="P30"/>
      <text:p text:style-name="P30">Create a new method. Name it playWithDispatchGroupEnterLeave.</text:p>
      <text:p text:style-name="P30"/>
      <text:p text:style-name="P30"><text:span text:style-name="T1"><text:s text:c="4"/></text:span><text:span text:style-name="T6">func</text:span><text:span text:style-name="T3"> </text:span><text:span text:style-name="T8">playWithDispatchGroupEnterLeave</text:span><text:span text:style-name="T3">() {</text:span></text:p>
      <text:p text:style-name="P6"><text:span text:style-name="T3"><text:s text:c="8"/></text:span><text:span text:style-name="T6">let</text:span><text:span text:style-name="T3"> dispatchGroup = </text:span><text:span text:style-name="T10">DispatchGroup</text:span><text:span text:style-name="T3">()</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36"><text:s text:c="8"/></text:p>
      <text:p text:style-name="P6"><text:span text:style-name="T3"><text:s text:c="8"/>dispatchQueue.</text:span><text:span text:style-name="T14">async</text:span><text:span text:style-name="T3">(group: dispatchGroup) {</text:span></text:p>
      <text:p text:style-name="P6"><text:span text:style-name="T3"><text:s text:c="12"/>dispatchGroup.</text:span><text:span text:style-name="T14">enter</text:span><text:span text:style-name="T3">()</text:span></text:p>
      <text:p text:style-name="P6"><text:span text:style-name="T3"><text:s text:c="12"/></text:span><text:span text:style-name="T14">print</text:span><text:span text:style-name="T3">(</text:span><text:span text:style-name="T18">"Outside nested dispatch queue"</text:span><text:span text:style-name="T3">)</text:span></text:p>
      <text:p text:style-name="P36"><text:s text:c="12"/></text:p>
      <text:p text:style-name="P6"><text:span text:style-name="T3"><text:s text:c="12"/>dispatchQueue.</text:span><text:span text:style-name="T14">async</text:span><text:span text:style-name="T3">(group: dispatchGroup) {</text:span></text:p>
      <text:p text:style-name="P6"><text:span text:style-name="T3"><text:s text:c="16"/></text:span><text:span text:style-name="T6">defer</text:span><text:span text:style-name="T3"> { dispatchGroup.</text:span><text:span text:style-name="T14">leave</text:span><text:span text:style-name="T3">() }</text:span></text:p>
      <text:p text:style-name="P36"><text:s text:c="16"/></text:p>
      <text:p text:style-name="P6"><text:span text:style-name="T3"><text:s text:c="16"/></text:span><text:span text:style-name="T10">Thread</text:span><text:span text:style-name="T3">.</text:span><text:span text:style-name="T14">sleep</text:span><text:span text:style-name="T3">(forTimeInterval: </text:span><text:span text:style-name="T31">1</text:span><text:span text:style-name="T3">)</text:span></text:p>
      <text:p text:style-name="P6"><text:span text:style-name="T3"><text:s text:c="16"/></text:span><text:span text:style-name="T14">print</text:span><text:span text:style-name="T3">(</text:span><text:span text:style-name="T18">"Inside nested dispatch queue"</text:span><text:span text:style-name="T3">)</text:span></text:p>
      <text:p text:style-name="P36"><text:s text:c="12"/>}</text:p>
      <text:p text:style-name="P36"><text:s text:c="8"/>}</text:p>
      <text:p text:style-name="P45"><text:soft-page-break/><text:s text:c="4"/>}</text:p>
      <text:p text:style-name="P1"/>
      <text:p text:style-name="P3">DispatchSemaphore</text:p>
      <text:p text:style-name="P30"/>
      <text:p text:style-name="P30">Imagine we run 10 background tasks at the same time. But we want to limit only 4 background tasks can be run at the same time. If one of these 4 background tasks <text:span text:style-name="T36">is finished, a new background task from the remaining 6 background tasks will be executed.</text:span></text:p>
      <text:p text:style-name="P30"/>
      <text:p text:style-name="P31">Create a new method. Name it playWithDispatchSemaphore.</text:p>
      <text:p text:style-name="P31"/>
      <text:p text:style-name="P31"><text:span text:style-name="T1"><text:s text:c="4"/></text:span><text:span text:style-name="T6">func</text:span><text:span text:style-name="T3"> </text:span><text:span text:style-name="T8">playWithDispatchSemaphore</text:span><text:span text:style-name="T3">() {</text:span></text:p>
      <text:p text:style-name="P6"><text:span text:style-name="T3"><text:s text:c="8"/></text:span><text:span text:style-name="T6">let</text:span><text:span text:style-name="T3"> dispatchSemaphore = </text:span><text:span text:style-name="T10">DispatchSemaphore</text:span><text:span text:style-name="T3">(value: </text:span><text:span text:style-name="T31">3</text:span><text:span text:style-name="T3">)</text:span></text:p>
      <text:p text:style-name="P6"><text:span text:style-name="T3"><text:s text:c="8"/></text:span><text:span text:style-name="T6">let</text:span><text:span text:style-name="T3"> tenTimes = </text:span><text:span text:style-name="T10">Range</text:span><text:span text:style-name="T3">(</text:span><text:span text:style-name="T31">1</text:span><text:span text:style-name="T14">...</text:span><text:span text:style-name="T31">10</text:span><text:span text:style-name="T3">)</text:span></text:p>
      <text:p text:style-name="P6"><text:span text:style-name="T3"><text:s text:c="8"/></text:span><text:span text:style-name="T6">let</text:span><text:span text:style-name="T3"> dispatchQueue = </text:span><text:span text:style-name="T10">DispatchQueue</text:span><text:span text:style-name="T3">.</text:span><text:span text:style-name="T14">global</text:span><text:span text:style-name="T3">()</text:span></text:p>
      <text:p text:style-name="P6"><text:span text:style-name="T3"><text:s text:c="8"/></text:span><text:span text:style-name="T6">for</text:span><text:span text:style-name="T3"> n </text:span><text:span text:style-name="T6">in</text:span><text:span text:style-name="T3"> tenTimes {</text:span></text:p>
      <text:p text:style-name="P6"><text:span text:style-name="T3"><text:s text:c="12"/>dispatchQueue.</text:span><text:span text:style-name="T14">async</text:span><text:span text:style-name="T3"> {</text:span></text:p>
      <text:p text:style-name="P6"><text:span text:style-name="T3"><text:s text:c="16"/></text:span><text:bookmark-start text:name="__DdeLink__68055_2128108702"/><text:span text:style-name="T3">dispatchSemaphore.</text:span><text:span text:style-name="T14">wait</text:span><text:span text:style-name="T3">()</text:span><text:bookmark-end text:name="__DdeLink__68055_2128108702"/></text:p>
      <text:p text:style-name="P6"><text:span text:style-name="T3"><text:s text:c="16"/></text:span><text:span text:style-name="T6">defer</text:span><text:span text:style-name="T3"> { dispatchSemaphore.</text:span><text:span text:style-name="T14">signal</text:span><text:span text:style-name="T3">() }</text:span></text:p>
      <text:p text:style-name="P6"><text:span text:style-name="T3"><text:s text:c="16"/></text:span><text:span text:style-name="T14">print</text:span><text:span text:style-name="T3">(</text:span><text:span text:style-name="T18">"Doing thing: </text:span><text:span text:style-name="T3">\(n)</text:span><text:span text:style-name="T18">"</text:span><text:span text:style-name="T3">)</text:span></text:p>
      <text:p text:style-name="P6"><text:span text:style-name="T3"><text:s text:c="16"/></text:span><text:span text:style-name="T10">Thread</text:span><text:span text:style-name="T3">.</text:span><text:span text:style-name="T14">sleep</text:span><text:span text:style-name="T3">(forTimeInterval: </text:span><text:span text:style-name="T31">1</text:span><text:span text:style-name="T3">)</text:span></text:p>
      <text:p text:style-name="P6"><text:span text:style-name="T3"><text:s text:c="16"/></text:span><text:span text:style-name="T14">print</text:span><text:span text:style-name="T3">(</text:span><text:span text:style-name="T18">"Done thing: </text:span><text:span text:style-name="T3">\(n)</text:span><text:span text:style-name="T18">"</text:span><text:span text:style-name="T3">)</text:span></text:p>
      <text:p text:style-name="P36"><text:s text:c="12"/>}</text:p>
      <text:p text:style-name="P36"><text:s text:c="8"/>}</text:p>
      <text:p text:style-name="P6"><text:span text:style-name="T3"><text:s text:c="8"/></text:span><text:span text:style-name="T10">Thread</text:span><text:span text:style-name="T3">.</text:span><text:span text:style-name="T14">sleep</text:span><text:span text:style-name="T3">(forTimeInterval: </text:span><text:span text:style-name="T31">1</text:span><text:span text:style-name="T3">)</text:span></text:p>
      <text:p text:style-name="P46"><text:s text:c="4"/>}</text:p>
      <text:p text:style-name="P1"/>
      <text:p text:style-name="P31">As we can see, we create dispatch semaphore with value “3”. It means only 3 background tasks can be run at the same time.</text:p>
      <text:p text:style-name="P31"/>
      <text:p text:style-name="P32"><text:span text:style-name="T6">let</text:span><text:span text:style-name="T3"> dispatchSemaphore = </text:span><text:span text:style-name="T10">DispatchSemaphore</text:span><text:span text:style-name="T3">(value: </text:span><text:span text:style-name="T31">3</text:span><text:span text:style-name="T3">)</text:span></text:p>
      <text:p text:style-name="P31"/>
      <text:p text:style-name="P31">In the background task closure block, we “ask” the permission from the dispatch semaphore with “wait” method. If there are already 3 background tasks, <text:span text:style-name="T37">the background task will wait until there is a free spot.</text:span></text:p>
      <text:p text:style-name="P31"/>
      <text:p text:style-name="P33"><text:span text:style-name="T3">dispatchSemaphore.</text:span><text:span text:style-name="T14">wait</text:span><text:span text:style-name="T3">()</text:span></text:p>
      <text:p text:style-name="P1"/>
      <text:p text:style-name="P34">If the background task get an available spot from the dispatch queue, the background task needs to inform the dispatch semaphore that it already finishes the task so the dispatch semaphore can give the slot to other background tasks. The way to do that is “signal” method.</text:p>
      <text:p text:style-name="P1"/>
      <text:p text:style-name="P1"><text:span text:style-name="T6">defer</text:span><text:span text:style-name="T3"> { dispatchSemaphore.</text:span><text:span text:style-name="T14">signal</text:span><text:span text:style-name="T3">() }</text:span></text:p>
      <text:p text:style-name="P1"/>
      <text:p text:style-name="P34">We use “defer” method so we can be sure this method will be executed in the end of background task.</text:p>
      <text:p text:style-name="P1"/>
      <text:p text:style-name="P35">Edit viewDidLoad method. Add these lines of code.</text:p>
      <text:p text:style-name="P35"/>
      <text:p text:style-name="P35"><text:span text:style-name="T1"><text:s text:c="8"/></text:span><text:span text:style-name="T30">playWithDispatchSpecificKey</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6"><text:span text:style-name="T1"><text:s text:c="8"/></text:span><text:span text:style-name="T30">playWithDispatchGroup</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6"><text:soft-page-break/><text:span text:style-name="T1"><text:s text:c="8"/></text:span><text:span text:style-name="T30">playWithDispatchGroupEnterLeave</text:span><text:span text:style-name="T1">()</text:span></text:p>
      <text:p text:style-name="P6"><text:span text:style-name="T1"><text:s text:c="8"/></text:span><text:span text:style-name="T12">Thread</text:span><text:span text:style-name="T1">.</text:span><text:span text:style-name="T16">sleep</text:span><text:span text:style-name="T1">(forTimeInterval: </text:span><text:span text:style-name="T33">1</text:span><text:span text:style-name="T1">)</text:span></text:p>
      <text:p text:style-name="P35"><text:span text:style-name="T1"><text:s text:c="8"/></text:span><text:span text:style-name="T30">playWithDispatchSemaphore</text:span><text:span text:style-name="T1">()</text:span></text:p>
      <text:p text:style-name="P1"/>
      <text:p text:style-name="P35">Run the application and we will get this output.</text:p>
      <text:p text:style-name="P35"/>
      <text:p text:style-name="P50">Value of specific key is Optional("value1")</text:p>
      <text:p text:style-name="P49">Second block in dispatch queue with group</text:p>
      <text:p text:style-name="P49">First block in dispatch queue with group</text:p>
      <text:p text:style-name="P49">Outside nested dispatch queue</text:p>
      <text:p text:style-name="P49">Inside nested dispatch queue</text:p>
      <text:p text:style-name="P49">Doing thing: 1</text:p>
      <text:p text:style-name="P49">Doing thing: 2</text:p>
      <text:p text:style-name="P49">Doing thing: 3</text:p>
      <text:p text:style-name="P49">Done thing: 2</text:p>
      <text:p text:style-name="P49">Done thing: 1</text:p>
      <text:p text:style-name="P49">Done thing: 3</text:p>
      <text:p text:style-name="P49">Doing thing: 4</text:p>
      <text:p text:style-name="P49">Doing thing: 6</text:p>
      <text:p text:style-name="P49">Doing thing: 5</text:p>
      <text:p text:style-name="P49">Done thing: 6</text:p>
      <text:p text:style-name="P49">Done thing: 5</text:p>
      <text:p text:style-name="P49">Doing thing: 7</text:p>
      <text:p text:style-name="P49">Done thing: 4</text:p>
      <text:p text:style-name="P49">Doing thing: 8</text:p>
      <text:p text:style-name="P49">Doing thing: 9</text:p>
      <text:p text:style-name="P49">Done thing: 9</text:p>
      <text:p text:style-name="P49">Done thing: 7</text:p>
      <text:p text:style-name="P49">Done thing: 8</text:p>
      <text:p text:style-name="P49">Doing thing: 10</text:p>
      <text:p text:style-name="P50">Done thing: 10</text:p>
      <text:p text:style-name="P1"/>
      <text:p text:style-name="P35">Notice there are delays in output.</text:p>
      <text:p text:style-name="P1"/>
      <text:p text:style-name="P55"><text:span text:style-name="T39">Operation</text:span></text:p>
      <text:p text:style-name="P55"/>
      <text:p text:style-name="P55">The alternative of Grand Central Dispatch is Operation. Operation is an abstract class. <text:span text:style-name="T38">We have to create a subclass of Operation. But Apple has provided a simple concrete Operation subclass implementation for a simple usage, called BlockOperation.</text:span></text:p>
      <text:p text:style-name="P55"/>
      <text:p text:style-name="P66">BlockOperation</text:p>
      <text:p text:style-name="P55"/>
      <text:p text:style-name="P56">Create a new single view iOS application. Name it HelloConcurrency3.</text:p>
      <text:p text:style-name="P56"/>
      <text:p text:style-name="P56">Edit ViewController.swift. Add this code inside viewDidLoad method.</text:p>
      <text:p text:style-name="P56"/>
      <text:p text:style-name="P56"><text:span text:style-name="T1"><text:s text:c="8"/></text:span><text:span text:style-name="T16">print</text:span><text:span text:style-name="T1">(</text:span><text:span text:style-name="T12">Date</text:span><text:span text:style-name="T1">())</text:span></text:p>
      <text:p text:style-name="P6"><text:span text:style-name="T1"><text:s text:c="8"/></text:span></text:p>
      <text:p text:style-name="P6"><text:span text:style-name="T1"><text:s text:c="8"/></text:span><text:span text:style-name="T6">var</text:span><text:span text:style-name="T3"> result = </text:span><text:span text:style-name="T31">0</text:span></text:p>
      <text:p text:style-name="P6"><text:span text:style-name="T3"><text:s text:c="8"/></text:span><text:span text:style-name="T6">let</text:span><text:span text:style-name="T3"> bo = </text:span><text:span text:style-name="T10">BlockOperation</text:span><text:span text:style-name="T3"> {</text:span></text:p>
      <text:p text:style-name="P6"><text:span text:style-name="T3"><text:s text:c="12"/>result = </text:span><text:span text:style-name="T31">1</text:span></text:p>
      <text:p text:style-name="P6"><text:soft-page-break/><text:span text:style-name="T3"><text:s text:c="12"/></text:span><text:span text:style-name="T14">sleep</text:span><text:span text:style-name="T3">(</text:span><text:span text:style-name="T31">1</text:span><text:span text:style-name="T3">)</text:span></text:p>
      <text:p text:style-name="P6"><text:span text:style-name="T3"><text:s text:c="8"/>}</text:span></text:p>
      <text:p text:style-name="P6"><text:span text:style-name="T3"><text:s text:c="8"/>bo.</text:span><text:span text:style-name="T14">completionBlock</text:span><text:span text:style-name="T3"> = {</text:span></text:p>
      <text:p text:style-name="P6"><text:span text:style-name="T3"><text:s text:c="12"/></text:span><text:span text:style-name="T14">print</text:span><text:span text:style-name="T3">(</text:span><text:span text:style-name="T18">"Finish!!!"</text:span><text:span text:style-name="T3">)</text:span></text:p>
      <text:p text:style-name="P6"><text:span text:style-name="T3"><text:s text:c="8"/>}</text:span></text:p>
      <text:p text:style-name="P6"><text:span text:style-name="T3"><text:s text:c="8"/></text:span><text:span text:style-name="T6">for</text:span><text:span text:style-name="T3"> i </text:span><text:span text:style-name="T6">in</text:span><text:span text:style-name="T3"> (</text:span><text:span text:style-name="T31">0</text:span><text:span text:style-name="T14">...</text:span><text:span text:style-name="T31">10</text:span><text:span text:style-name="T3">) {</text:span></text:p>
      <text:p text:style-name="P6"><text:span text:style-name="T3"><text:s text:c="12"/>bo.</text:span><text:span text:style-name="T14">addExecutionBlock</text:span><text:span text:style-name="T3"> {</text:span></text:p>
      <text:p text:style-name="P6"><text:span text:style-name="T3"><text:s text:c="16"/></text:span><text:span text:style-name="T14">sleep</text:span><text:span text:style-name="T3">(</text:span><text:span text:style-name="T31">1</text:span><text:span text:style-name="T3">)</text:span></text:p>
      <text:p text:style-name="P6"><text:span text:style-name="T3"><text:s text:c="16"/></text:span><text:span text:style-name="T14">print</text:span><text:span text:style-name="T3">(</text:span><text:span text:style-name="T18">"execution block </text:span><text:span text:style-name="T3">\(i)</text:span><text:span text:style-name="T18">"</text:span><text:span text:style-name="T3">)</text:span></text:p>
      <text:p text:style-name="P6"><text:span text:style-name="T3"><text:s text:c="12"/>}</text:span></text:p>
      <text:p text:style-name="P6"><text:span text:style-name="T3"><text:s text:c="8"/>}</text:span></text:p>
      <text:p text:style-name="P6"><text:span text:style-name="T3"><text:s text:c="8"/>bo.</text:span><text:span text:style-name="T14">start</text:span><text:span text:style-name="T3">()</text:span></text:p>
      <text:p text:style-name="P6"><text:span text:style-name="T3"><text:s text:c="8"/></text:span><text:span text:style-name="T14">print</text:span><text:span text:style-name="T3">(result)</text:span></text:p>
      <text:p text:style-name="P6"><text:span text:style-name="T3"><text:s text:c="8"/></text:span></text:p>
      <text:p text:style-name="P56"><text:span text:style-name="T3"><text:s text:c="8"/></text:span><text:span text:style-name="T14">print</text:span><text:span text:style-name="T3">(</text:span><text:span text:style-name="T10">Date</text:span><text:span text:style-name="T3">())</text:span></text:p>
      <text:p text:style-name="P56"/>
      <text:p text:style-name="P56"/>
      <text:p text:style-name="P56">If we run the application, we would get this output.</text:p>
      <text:p text:style-name="P56"/>
      <text:p text:style-name="P56"><text:span text:style-name="T5">2019-10-27 10:36:37 +0000</text:span></text:p>
      <text:p text:style-name="P6"><text:span text:style-name="T5">execution block 0</text:span></text:p>
      <text:p text:style-name="P6"><text:span text:style-name="T5">execution block 1</text:span></text:p>
      <text:p text:style-name="P6"><text:span text:style-name="T5">execution block 2</text:span></text:p>
      <text:p text:style-name="P6"><text:span text:style-name="T5">execution block 3</text:span></text:p>
      <text:p text:style-name="P6"><text:span text:style-name="T5">execution block 6</text:span></text:p>
      <text:p text:style-name="P6"><text:span text:style-name="T5">execution block 4</text:span></text:p>
      <text:p text:style-name="P6"><text:span text:style-name="T5">execution block 5</text:span></text:p>
      <text:p text:style-name="P6"><text:span text:style-name="T5">execution block 7</text:span></text:p>
      <text:p text:style-name="P6"><text:span text:style-name="T5">execution block 8</text:span></text:p>
      <text:p text:style-name="P6"><text:span text:style-name="T5">execution block 10</text:span></text:p>
      <text:p text:style-name="P6"><text:span text:style-name="T5">execution block 9</text:span></text:p>
      <text:p text:style-name="P6"><text:span text:style-name="T5">1</text:span></text:p>
      <text:p text:style-name="P6"><text:span text:style-name="T5">2019-10-27 10:36:39 +0000</text:span></text:p>
      <text:p text:style-name="P56"><text:span text:style-name="T5">Finish!!!</text:span></text:p>
      <text:p text:style-name="P62"/>
      <text:p text:style-name="P63">It took 2 seconds to finish the task.</text:p>
      <text:p text:style-name="P63"/>
      <text:p text:style-name="P63">To create a block operation, we can initialize it with code at the same time.</text:p>
      <text:p text:style-name="P63"/>
      <text:p text:style-name="P63"><text:span text:style-name="T1"><text:s text:c="8"/></text:span><text:span text:style-name="T6">let</text:span><text:span text:style-name="T3"> bo = </text:span><text:span text:style-name="T10">BlockOperation</text:span><text:span text:style-name="T3"> {</text:span></text:p>
      <text:p text:style-name="P6"><text:span text:style-name="T3"><text:s text:c="12"/>result = </text:span><text:span text:style-name="T31">1</text:span></text:p>
      <text:p text:style-name="P6"><text:span text:style-name="T3"><text:s text:c="12"/></text:span><text:span text:style-name="T14">sleep</text:span><text:span text:style-name="T3">(</text:span><text:span text:style-name="T31">1</text:span><text:span text:style-name="T3">)</text:span></text:p>
      <text:p text:style-name="P63"><text:span text:style-name="T3"><text:s text:c="8"/>}</text:span></text:p>
      <text:p text:style-name="P1"/>
      <text:p text:style-name="P63">We haven’t run this operation yet.</text:p>
      <text:p text:style-name="P63"/>
      <text:p text:style-name="P63">We can put some code to be executed when this operation is finished with “completionBlock”.</text:p>
      <text:p text:style-name="P1"/>
      <text:p text:style-name="P1"><text:span text:style-name="T1"><text:s text:c="8"/>bo.</text:span><text:span text:style-name="T16">completionBlock</text:span><text:span text:style-name="T1"> = {</text:span></text:p>
      <text:p text:style-name="P6"><text:span text:style-name="T1"><text:s text:c="12"/></text:span><text:span text:style-name="T16">print</text:span><text:span text:style-name="T1">(</text:span><text:span text:style-name="T20">"Finish!!!"</text:span><text:span text:style-name="T1">)</text:span></text:p>
      <text:p text:style-name="P1"><text:span text:style-name="T1"><text:s text:c="8"/>}</text:span></text:p>
      <text:p text:style-name="P1"/>
      <text:p text:style-name="P63"><text:soft-page-break/>If we want to add another code block after creating BlockOperation object, we can use “addExecutionBlock” method.</text:p>
      <text:p text:style-name="P63"/>
      <text:p text:style-name="P63"><text:span text:style-name="T1"><text:s text:c="8"/></text:span><text:span text:style-name="T6">for</text:span><text:span text:style-name="T3"> i </text:span><text:span text:style-name="T6">in</text:span><text:span text:style-name="T3"> (</text:span><text:span text:style-name="T31">0</text:span><text:span text:style-name="T14">...</text:span><text:span text:style-name="T31">10</text:span><text:span text:style-name="T3">) {</text:span></text:p>
      <text:p text:style-name="P6"><text:span text:style-name="T3"><text:s text:c="12"/>bo.</text:span><text:span text:style-name="T14">addExecutionBlock</text:span><text:span text:style-name="T3"> {</text:span></text:p>
      <text:p text:style-name="P6"><text:span text:style-name="T3"><text:s text:c="16"/></text:span><text:span text:style-name="T14">sleep</text:span><text:span text:style-name="T3">(</text:span><text:span text:style-name="T31">1</text:span><text:span text:style-name="T3">)</text:span></text:p>
      <text:p text:style-name="P6"><text:span text:style-name="T3"><text:s text:c="16"/></text:span><text:span text:style-name="T14">print</text:span><text:span text:style-name="T3">(</text:span><text:span text:style-name="T18">"execution block </text:span><text:span text:style-name="T3">\(i)</text:span><text:span text:style-name="T18">"</text:span><text:span text:style-name="T3">)</text:span></text:p>
      <text:p text:style-name="P6"><text:span text:style-name="T3"><text:s text:c="12"/>}</text:span></text:p>
      <text:p text:style-name="P63"><text:span text:style-name="T3"><text:s text:c="8"/>}</text:span></text:p>
      <text:p text:style-name="P1"/>
      <text:p text:style-name="P63">Here, we create 11 code block.</text:p>
      <text:p text:style-name="P63"/>
      <text:p text:style-name="P63">To run the BlockOperation object, we call “run” method.</text:p>
      <text:p text:style-name="P63"/>
      <text:p text:style-name="P63"><text:span text:style-name="T1"><text:s text:c="8"/>bo.</text:span><text:span text:style-name="T16">start</text:span><text:span text:style-name="T1">()</text:span></text:p>
      <text:p text:style-name="P1"/>
      <text:p text:style-name="P64">This is a blocking operation. The execution will stop here until all the execution blocks are finished.</text:p>
      <text:p text:style-name="P64"/>
      <text:p text:style-name="P65">Notice, that the BlockOperation object run all execution blocks concurrently. That’s why it only took 2 seconds to finish all execution blocks instead of 12 seconds.</text:p>
      <text:p text:style-name="P65"/>
      <text:p text:style-name="P67">Subclassing Operation</text:p>
      <text:p text:style-name="P72"/>
      <text:p text:style-name="P72">Create a new <text:span text:style-name="T40">single view application. Name it HelloConcurrency4.</text:span></text:p>
      <text:p text:style-name="P72"/>
      <text:p text:style-name="P73">Create a new file inside HelloConcurrency4 folder (the directory which contains ViewController.swift). Name it BasicOperation.swift.</text:p>
      <text:p text:style-name="P73"/>
      <text:p text:style-name="P73"><text:span text:style-name="T6">import</text:span><text:span text:style-name="T3"> Foundation</text:span></text:p>
      <text:p text:style-name="P36"/>
      <text:p text:style-name="P6"><text:span text:style-name="T6">class</text:span><text:span text:style-name="T3"> </text:span><text:span text:style-name="T41">BasicOperation</text:span><text:span text:style-name="T3"> : </text:span><text:span text:style-name="T10">Operation</text:span><text:span text:style-name="T3"> {</text:span></text:p>
      <text:p text:style-name="P6"><text:span text:style-name="T3"><text:s text:c="4"/></text:span><text:span text:style-name="T6">var</text:span><text:span text:style-name="T3"> </text:span><text:span text:style-name="T8">result</text:span><text:span text:style-name="T3">: </text:span><text:span text:style-name="T10">Int</text:span><text:span text:style-name="T3"> = </text:span><text:span text:style-name="T31">0</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main</text:span><text:span text:style-name="T3">() {</text:span></text:p>
      <text:p text:style-name="P6"><text:span text:style-name="T3"><text:s text:c="8"/></text:span><text:span text:style-name="T14">sleep</text:span><text:span text:style-name="T3">(</text:span><text:span text:style-name="T31">1</text:span><text:span text:style-name="T3">)</text:span></text:p>
      <text:p text:style-name="P6"><text:span text:style-name="T3"><text:s text:c="8"/></text:span><text:span text:style-name="T28">result</text:span><text:span text:style-name="T3"> = </text:span><text:span text:style-name="T31">1</text:span></text:p>
      <text:p text:style-name="P6"><text:span text:style-name="T3"><text:s text:c="4"/>}</text:span></text:p>
      <text:p text:style-name="P6"><text:span text:style-name="T3"><text:s text:c="4"/></text:span></text:p>
      <text:p text:style-name="P73"><text:span text:style-name="T3">}</text:span></text:p>
      <text:p text:style-name="P65"/>
      <text:p text:style-name="P73">There are many methods which we can override. For example: “start”, “main”, “completionBlock”. The “main” method represents the task that our Operation class wants to perform. In this example, we just set the variable “result” to 1.</text:p>
      <text:p text:style-name="P73"/>
      <text:p text:style-name="P74">Edit ViewController.swift. Add this code inside “viewDidLoad” method.</text:p>
      <text:p text:style-name="P74"/>
      <text:p text:style-name="P74"/>
      <text:p text:style-name="P74"/>
      <text:p text:style-name="P74"/>
      <text:p text:style-name="P74"/>
      <text:p text:style-name="P74"/>
      <text:p text:style-name="P74"/>
      <text:p text:style-name="P74"><text:soft-page-break/><text:span text:style-name="T3"><text:s text:c="8"/></text:span><text:span text:style-name="T6">let</text:span><text:span text:style-name="T3"> bo = </text:span><text:span text:style-name="T42">BasicOperation</text:span><text:span text:style-name="T3">()</text:span></text:p>
      <text:p text:style-name="P6"><text:span text:style-name="T3"><text:s text:c="8"/>bo.</text:span><text:span text:style-name="T14">completionBlock</text:span><text:span text:style-name="T3"> = {</text:span></text:p>
      <text:p text:style-name="P6"><text:span text:style-name="T3"><text:s text:c="12"/></text:span><text:span text:style-name="T14">print</text:span><text:span text:style-name="T3">(bo.</text:span><text:span text:style-name="T28">result</text:span><text:span text:style-name="T3">)</text:span></text:p>
      <text:p text:style-name="P6"><text:span text:style-name="T3"><text:s text:c="8"/>}</text:span></text:p>
      <text:p text:style-name="P6"><text:span text:style-name="T3"><text:s text:c="8"/></text:span><text:span text:style-name="T14">print</text:span><text:span text:style-name="T3">(bo.</text:span><text:span text:style-name="T28">result</text:span><text:span text:style-name="T3">)</text:span></text:p>
      <text:p text:style-name="P6"><text:span text:style-name="T3"><text:s text:c="8"/>bo.</text:span><text:span text:style-name="T14">start</text:span><text:span text:style-name="T3">()</text:span></text:p>
      <text:p text:style-name="P74"><text:span text:style-name="T3"><text:s text:c="8"/></text:span><text:span text:style-name="T14">print</text:span><text:span text:style-name="T3">(</text:span><text:span text:style-name="T18">"start method from sync operation is blocking"</text:span><text:span text:style-name="T3">)</text:span></text:p>
      <text:p text:style-name="P1"/>
      <text:p text:style-name="P75">It is same as we run BlockOperation object. We run it with “start” method. “start” method is blocking. If we run this application, we would get this output.</text:p>
      <text:p text:style-name="P75"/>
      <text:p text:style-name="P75"><text:span text:style-name="T5">0</text:span></text:p>
      <text:p text:style-name="P6"><text:span text:style-name="T5">start method from sync operation is blocking</text:span></text:p>
      <text:p text:style-name="P75"><text:span text:style-name="T5">1</text:span></text:p>
      <text:p text:style-name="P1"/>
      <text:p text:style-name="P68">OperationQueue</text:p>
      <text:p text:style-name="P1"/>
      <text:p text:style-name="P76">We can manage many operations with OperationQueue.</text:p>
      <text:p text:style-name="P1"/>
      <text:p text:style-name="P77">Create a new empty view application. Name it HelloConcurrency5.</text:p>
      <text:p text:style-name="P77"/>
      <text:p text:style-name="P77">Edit ViewController.swift. Add this code inside “viewDidLoad” method.</text:p>
      <text:p text:style-name="P77"/>
      <text:p text:style-name="P77"><text:span text:style-name="T1"><text:s text:c="8"/></text:span><text:span text:style-name="T27">// Part 1</text:span></text:p>
      <text:p text:style-name="P6"><text:span text:style-name="T1"><text:s text:c="8"/></text:span><text:span text:style-name="T16">print</text:span><text:span text:style-name="T1">(</text:span><text:span text:style-name="T20">"OperationQueue 1"</text:span><text:span text:style-name="T1">)</text:span></text:p>
      <text:p text:style-name="P6"><text:span text:style-name="T1"><text:s text:c="8"/></text:span><text:span text:style-name="T16">print</text:span><text:span text:style-name="T1">(</text:span><text:span text:style-name="T12">Date</text:span><text:span text:style-name="T1">())</text:span></text:p>
      <text:p text:style-name="P6"><text:span text:style-name="T1"><text:s text:c="8"/></text:span><text:span text:style-name="T6">let</text:span><text:span text:style-name="T3"> op1 = </text:span><text:span text:style-name="T10">OperationQueue</text:span><text:span text:style-name="T3">()</text:span></text:p>
      <text:p text:style-name="P6"><text:span text:style-name="T3"><text:s text:c="8"/></text:span><text:span text:style-name="T6">for</text:span><text:span text:style-name="T3"> i </text:span><text:span text:style-name="T6">in</text:span><text:span text:style-name="T3"> (</text:span><text:span text:style-name="T31">0</text:span><text:span text:style-name="T14">...</text:span><text:span text:style-name="T31">5</text:span><text:span text:style-name="T3">) {</text:span></text:p>
      <text:p text:style-name="P6"><text:bookmark-start text:name="__DdeLink__76454_2128108702"/><text:span text:style-name="T3"><text:s text:c="12"/>op1.</text:span><text:span text:style-name="T14">addOperation</text:span><text:span text:style-name="T3"> {</text:span></text:p>
      <text:p text:style-name="P6"><text:span text:style-name="T3"><text:s text:c="16"/></text:span><text:span text:style-name="T14">sleep</text:span><text:span text:style-name="T3">(</text:span><text:span text:style-name="T31">1</text:span><text:span text:style-name="T3">)</text:span></text:p>
      <text:p text:style-name="P6"><text:span text:style-name="T3"><text:s text:c="16"/></text:span><text:span text:style-name="T14">print</text:span><text:span text:style-name="T3">(</text:span><text:span text:style-name="T18">"Queue1: Operation </text:span><text:span text:style-name="T3">\(i)</text:span><text:span text:style-name="T18">"</text:span><text:span text:style-name="T3">)</text:span></text:p>
      <text:p text:style-name="P6"><text:span text:style-name="T3"><text:s text:c="12"/>}</text:span><text:bookmark-end text:name="__DdeLink__76454_2128108702"/></text:p>
      <text:p text:style-name="P6"><text:span text:style-name="T3"><text:s text:c="8"/>}</text:span></text:p>
      <text:p text:style-name="P6"><text:span text:style-name="T3"><text:s text:c="8"/></text:span><text:span text:style-name="T6">for</text:span><text:span text:style-name="T3"> i </text:span><text:span text:style-name="T6">in</text:span><text:span text:style-name="T3"> (</text:span><text:span text:style-name="T31">6</text:span><text:span text:style-name="T14">...</text:span><text:span text:style-name="T31">10</text:span><text:span text:style-name="T3">) {</text:span></text:p>
      <text:p text:style-name="P6"><text:span text:style-name="T3"><text:s text:c="12"/></text:span><text:span text:style-name="T6">let</text:span><text:span text:style-name="T3"> o = </text:span><text:span text:style-name="T10">BlockOperation</text:span><text:span text:style-name="T3"> {</text:span></text:p>
      <text:p text:style-name="P6"><text:span text:style-name="T3"><text:s text:c="16"/></text:span><text:span text:style-name="T14">sleep</text:span><text:span text:style-name="T3">(</text:span><text:span text:style-name="T31">1</text:span><text:span text:style-name="T3">)</text:span></text:p>
      <text:p text:style-name="P6"><text:span text:style-name="T3"><text:s text:c="16"/></text:span><text:span text:style-name="T14">print</text:span><text:span text:style-name="T3">(</text:span><text:span text:style-name="T18">"Queue1: Operation </text:span><text:span text:style-name="T3">\(i)</text:span><text:span text:style-name="T18">"</text:span><text:span text:style-name="T3">)</text:span></text:p>
      <text:p text:style-name="P6"><text:span text:style-name="T3"><text:s text:c="12"/>}</text:span></text:p>
      <text:p text:style-name="P6"><text:span text:style-name="T3"><text:s text:c="12"/>o.</text:span><text:span text:style-name="T14">queuePriority</text:span><text:span text:style-name="T3"> = .</text:span><text:span text:style-name="T14">veryHigh</text:span></text:p>
      <text:p text:style-name="P6"><text:span text:style-name="T3"><text:s text:c="12"/>op1.</text:span><text:span text:style-name="T14">addOperation</text:span><text:span text:style-name="T3">(o)</text:span></text:p>
      <text:p text:style-name="P6"><text:span text:style-name="T3"><text:s text:c="8"/>}</text:span></text:p>
      <text:p text:style-name="P6"><text:span text:style-name="T3"><text:s text:c="8"/>op1.</text:span><text:span text:style-name="T14">waitUntilAllOperationsAreFinished</text:span><text:span text:style-name="T3">()</text:span></text:p>
      <text:p text:style-name="P6"><text:span text:style-name="T3"><text:s text:c="8"/></text:span><text:span text:style-name="T14">print</text:span><text:span text:style-name="T3">(</text:span><text:span text:style-name="T10">Date</text:span><text:span text:style-name="T3">())</text:span></text:p>
      <text:p text:style-name="P6"><text:span text:style-name="T3"><text:s text:c="8"/></text:span><text:span text:style-name="T14">print</text:span><text:span text:style-name="T3">()</text:span></text:p>
      <text:p text:style-name="P6"><text:span text:style-name="T3"><text:s text:c="8"/></text:span></text:p>
      <text:p text:style-name="P6"><text:span text:style-name="T3"><text:s text:c="8"/></text:span><text:span text:style-name="T25">// Part 2</text:span></text:p>
      <text:p text:style-name="P6"><text:span text:style-name="T3"><text:s text:c="8"/></text:span><text:span text:style-name="T14">print</text:span><text:span text:style-name="T3">(</text:span><text:span text:style-name="T18">"OperationQueue 2"</text:span><text:span text:style-name="T3">)</text:span></text:p>
      <text:p text:style-name="P6"><text:span text:style-name="T3"><text:s text:c="8"/></text:span><text:span text:style-name="T14">print</text:span><text:span text:style-name="T3">(</text:span><text:span text:style-name="T10">Date</text:span><text:span text:style-name="T3">())</text:span></text:p>
      <text:p text:style-name="P6"><text:span text:style-name="T3"><text:s text:c="8"/></text:span><text:span text:style-name="T6">let</text:span><text:span text:style-name="T3"> op2 = </text:span><text:span text:style-name="T10">OperationQueue</text:span><text:span text:style-name="T3">()</text:span></text:p>
      <text:p text:style-name="P6"><text:span text:style-name="T3"><text:s text:c="8"/>op2.</text:span><text:span text:style-name="T14">maxConcurrentOperationCount</text:span><text:span text:style-name="T3"> = </text:span><text:span text:style-name="T31">3</text:span></text:p>
      <text:p text:style-name="P6"><text:span text:style-name="T3"><text:s text:c="8"/></text:span><text:span text:style-name="T6">for</text:span><text:span text:style-name="T3"> i </text:span><text:span text:style-name="T6">in</text:span><text:span text:style-name="T3"> (</text:span><text:span text:style-name="T31">0</text:span><text:span text:style-name="T14">...</text:span><text:span text:style-name="T31">10</text:span><text:span text:style-name="T3">) {</text:span></text:p>
      <text:p text:style-name="P6"><text:span text:style-name="T3"><text:s text:c="12"/>op2.</text:span><text:span text:style-name="T14">addOperation</text:span><text:span text:style-name="T3"> {</text:span></text:p>
      <text:p text:style-name="P6"><text:soft-page-break/><text:span text:style-name="T3"><text:s text:c="16"/></text:span><text:span text:style-name="T14">sleep</text:span><text:span text:style-name="T3">(</text:span><text:span text:style-name="T31">1</text:span><text:span text:style-name="T3">)</text:span></text:p>
      <text:p text:style-name="P6"><text:span text:style-name="T3"><text:s text:c="16"/></text:span><text:span text:style-name="T14">print</text:span><text:span text:style-name="T3">(</text:span><text:span text:style-name="T18">"Queue2: Operation </text:span><text:span text:style-name="T3">\(i)</text:span><text:span text:style-name="T18">"</text:span><text:span text:style-name="T3">)</text:span></text:p>
      <text:p text:style-name="P6"><text:span text:style-name="T3"><text:s text:c="12"/>}</text:span></text:p>
      <text:p text:style-name="P6"><text:span text:style-name="T3"><text:s text:c="8"/>}</text:span></text:p>
      <text:p text:style-name="P6"><text:span text:style-name="T3"><text:s text:c="8"/>op2.</text:span><text:span text:style-name="T14">waitUntilAllOperationsAreFinished</text:span><text:span text:style-name="T3">()</text:span></text:p>
      <text:p text:style-name="P77"><text:span text:style-name="T3"><text:s text:c="8"/></text:span><text:span text:style-name="T14">print</text:span><text:span text:style-name="T3">(</text:span><text:span text:style-name="T10">Date</text:span><text:span text:style-name="T3">())</text:span></text:p>
      <text:p text:style-name="P1"/>
      <text:p text:style-name="P1"><text:span text:style-name="T1"><text:s text:c="8"/></text:span><text:span text:style-name="T27">// Part 3</text:span></text:p>
      <text:p text:style-name="P6"><text:span text:style-name="T1"><text:s text:c="8"/></text:span><text:span text:style-name="T6">let</text:span><text:span text:style-name="T3"> op3 = </text:span><text:span text:style-name="T10">OperationQueue</text:span><text:span text:style-name="T3">.</text:span><text:span text:style-name="T14">main</text:span></text:p>
      <text:p text:style-name="P6"><text:span text:style-name="T3"><text:s text:c="8"/>op3.</text:span><text:span text:style-name="T14">addOperation</text:span><text:span text:style-name="T3"> {</text:span></text:p>
      <text:p text:style-name="P6"><text:span text:style-name="T3"><text:s text:c="12"/></text:span><text:span text:style-name="T6">let</text:span><text:span text:style-name="T3"> viewFrame = </text:span><text:span text:style-name="T10">CGRect</text:span><text:span text:style-name="T3">(x: </text:span><text:span text:style-name="T31">0</text:span><text:span text:style-name="T3">, y: </text:span><text:span text:style-name="T31">0</text:span><text:span text:style-name="T3">, width: </text:span><text:span text:style-name="T31">100</text:span><text:span text:style-name="T3">, height: </text:span><text:span text:style-name="T31">100</text:span><text:span text:style-name="T3">)</text:span></text:p>
      <text:p text:style-name="P6"><text:span text:style-name="T3"><text:s text:c="12"/></text:span><text:span text:style-name="T6">let</text:span><text:span text:style-name="T3"> view = </text:span><text:span text:style-name="T10">UIView</text:span><text:span text:style-name="T3">(frame: viewFrame)</text:span></text:p>
      <text:p text:style-name="P6"><text:span text:style-name="T3"><text:s text:c="12"/>view.</text:span><text:span text:style-name="T14">backgroundColor</text:span><text:span text:style-name="T3"> = .</text:span><text:span text:style-name="T14">blue</text:span></text:p>
      <text:p text:style-name="P6"><text:span text:style-name="T3"><text:s text:c="12"/></text:span><text:span text:style-name="T6">self</text:span><text:span text:style-name="T3">.</text:span><text:span text:style-name="T14">view</text:span><text:span text:style-name="T3">.</text:span><text:span text:style-name="T14">addSubview</text:span><text:span text:style-name="T3">(view)</text:span></text:p>
      <text:p text:style-name="P1"><text:span text:style-name="T3"><text:s text:c="8"/>}</text:span></text:p>
      <text:p text:style-name="P1"/>
      <text:p text:style-name="P77">We add operation to OperationQueue with “addOperation” method.</text:p>
      <text:p text:style-name="P77"/>
      <text:p text:style-name="P58"><text:span text:style-name="T3"><text:s text:c="12"/>op1.</text:span><text:span text:style-name="T14">addOperation</text:span><text:span text:style-name="T3"> {</text:span></text:p>
      <text:p text:style-name="P58"><text:span text:style-name="T3"><text:s text:c="16"/></text:span><text:span text:style-name="T14">sleep</text:span><text:span text:style-name="T3">(</text:span><text:span text:style-name="T31">1</text:span><text:span text:style-name="T3">)</text:span></text:p>
      <text:p text:style-name="P58"><text:span text:style-name="T3"><text:s text:c="16"/></text:span><text:span text:style-name="T14">print</text:span><text:span text:style-name="T3">(</text:span><text:span text:style-name="T18">"Queue1: Operation </text:span><text:span text:style-name="T3">\(i)</text:span><text:span text:style-name="T18">"</text:span><text:span text:style-name="T3">)</text:span></text:p>
      <text:p text:style-name="P78"><text:span text:style-name="T3"><text:s text:c="12"/>}</text:span></text:p>
      <text:p text:style-name="P1"/>
      <text:p text:style-name="P77">Every time we add an operation to OperationQueue, OperationQueue immediately run its operation. We don’t need to call “start” method manually again.</text:p>
      <text:p text:style-name="P77"/>
      <text:p text:style-name="P79">OperationQueue manage operations based on their queuePriority.</text:p>
      <text:p text:style-name="P79"/>
      <text:p text:style-name="P79"><text:span text:style-name="T1"><text:s text:c="12"/></text:span><text:span text:style-name="T6">let</text:span><text:span text:style-name="T3"> o = </text:span><text:span text:style-name="T10">BlockOperation</text:span><text:span text:style-name="T3"> {</text:span></text:p>
      <text:p text:style-name="P6"><text:span text:style-name="T3"><text:s text:c="16"/></text:span><text:span text:style-name="T14">sleep</text:span><text:span text:style-name="T3">(</text:span><text:span text:style-name="T31">1</text:span><text:span text:style-name="T3">)</text:span></text:p>
      <text:p text:style-name="P6"><text:span text:style-name="T3"><text:s text:c="16"/></text:span><text:span text:style-name="T14">print</text:span><text:span text:style-name="T3">(</text:span><text:span text:style-name="T18">"Queue1: Operation </text:span><text:span text:style-name="T3">\(i)</text:span><text:span text:style-name="T18">"</text:span><text:span text:style-name="T3">)</text:span></text:p>
      <text:p text:style-name="P6"><text:span text:style-name="T3"><text:s text:c="12"/>}</text:span></text:p>
      <text:p text:style-name="P6"><text:span text:style-name="T3"><text:s text:c="12"/>o.</text:span><text:span text:style-name="T14">queuePriority</text:span><text:span text:style-name="T3"> = .</text:span><text:span text:style-name="T14">veryHigh</text:span></text:p>
      <text:p text:style-name="P79"><text:span text:style-name="T3"><text:s text:c="12"/>op1.</text:span><text:span text:style-name="T14">addOperation</text:span><text:span text:style-name="T3">(o)</text:span></text:p>
      <text:p text:style-name="P1"/>
      <text:p text:style-name="P79">We can wait all operations from OperationQueue to be finished with “waitUntilAllOperationsAreFinished” method.</text:p>
      <text:p text:style-name="P79"/>
      <text:p text:style-name="P79">If we want to limit maximum operations that OperationQueue can run concurrently, we can use “maxConcurrentOperationCount” attribute.</text:p>
      <text:p text:style-name="P79"/>
      <text:p text:style-name="P79"><text:span text:style-name="T1"><text:s text:c="8"/>op2.</text:span><text:span text:style-name="T16">maxConcurrentOperationCount</text:span><text:span text:style-name="T1"> = </text:span><text:span text:style-name="T33">3</text:span></text:p>
      <text:p text:style-name="P1"/>
      <text:p text:style-name="P106">To manipulate User Interface in iOS, we need to do it in a special thread. We need to use “main” attribute from OperationQueue.</text:p>
      <text:p text:style-name="P106"/>
      <text:p text:style-name="P106"><text:span text:style-name="T1"><text:s text:c="8"/></text:span><text:span text:style-name="T6">let</text:span><text:span text:style-name="T3"> op3 = </text:span><text:span text:style-name="T10">OperationQueue</text:span><text:span text:style-name="T3">.</text:span><text:span text:style-name="T14">main</text:span></text:p>
      <text:p text:style-name="P6"><text:span text:style-name="T3"><text:s text:c="8"/>op3.</text:span><text:span text:style-name="T14">addOperation</text:span><text:span text:style-name="T3"> {</text:span></text:p>
      <text:p text:style-name="P6"><text:span text:style-name="T3"><text:s text:c="12"/></text:span><text:span text:style-name="T6">let</text:span><text:span text:style-name="T3"> viewFrame = </text:span><text:span text:style-name="T10">CGRect</text:span><text:span text:style-name="T3">(x: </text:span><text:span text:style-name="T31">0</text:span><text:span text:style-name="T3">, y: </text:span><text:span text:style-name="T31">0</text:span><text:span text:style-name="T3">, width: </text:span><text:span text:style-name="T31">100</text:span><text:span text:style-name="T3">, height: </text:span><text:span text:style-name="T31">100</text:span><text:span text:style-name="T3">)</text:span></text:p>
      <text:p text:style-name="P6"><text:span text:style-name="T3"><text:s text:c="12"/></text:span><text:span text:style-name="T6">let</text:span><text:span text:style-name="T3"> view = </text:span><text:span text:style-name="T10">UIView</text:span><text:span text:style-name="T3">(frame: viewFrame)</text:span></text:p>
      <text:p text:style-name="P6"><text:soft-page-break/><text:span text:style-name="T3"><text:s text:c="12"/>view.</text:span><text:span text:style-name="T14">backgroundColor</text:span><text:span text:style-name="T3"> = .</text:span><text:span text:style-name="T14">blue</text:span></text:p>
      <text:p text:style-name="P6"><text:span text:style-name="T3"><text:s text:c="12"/></text:span><text:span text:style-name="T6">self</text:span><text:span text:style-name="T3">.</text:span><text:span text:style-name="T14">view</text:span><text:span text:style-name="T3">.</text:span><text:span text:style-name="T14">addSubview</text:span><text:span text:style-name="T3">(view)</text:span></text:p>
      <text:p text:style-name="P106"><text:span text:style-name="T3"><text:s text:c="8"/>}</text:span></text:p>
      <text:p text:style-name="P79"/>
      <text:p text:style-name="P79">If we run the application, we would get this output.</text:p>
      <text:p text:style-name="P79"/>
      <text:p text:style-name="P79"><text:span text:style-name="T5">OperationQueue 1</text:span></text:p>
      <text:p text:style-name="P6"><text:span text:style-name="T5">2019-10-27 14:36:29 +0000</text:span></text:p>
      <text:p text:style-name="P6"><text:span text:style-name="T5">Queue1: Operation 1</text:span></text:p>
      <text:p text:style-name="P6"><text:span text:style-name="T5">Queue1: Operation 5</text:span></text:p>
      <text:p text:style-name="P6"><text:span text:style-name="T5">Queue1: Operation 3</text:span></text:p>
      <text:p text:style-name="P6"><text:span text:style-name="T5">Queue1: Operation 4</text:span></text:p>
      <text:p text:style-name="P6"><text:span text:style-name="T5">Queue1: Operation 2</text:span></text:p>
      <text:p text:style-name="P6"><text:span text:style-name="T5">Queue1: Operation 0</text:span></text:p>
      <text:p text:style-name="P6"><text:span text:style-name="T5">Queue1: Operation 6</text:span></text:p>
      <text:p text:style-name="P6"><text:span text:style-name="T5">Queue1: Operation 8</text:span></text:p>
      <text:p text:style-name="P6"><text:span text:style-name="T5">Queue1: Operation 7</text:span></text:p>
      <text:p text:style-name="P6"><text:span text:style-name="T5">Queue1: Operation 10</text:span></text:p>
      <text:p text:style-name="P6"><text:span text:style-name="T5">Queue1: Operation 9</text:span></text:p>
      <text:p text:style-name="P6"><text:span text:style-name="T5">2019-10-27 14:36:30 +0000</text:span></text:p>
      <text:p text:style-name="P49"/>
      <text:p text:style-name="P6"><text:span text:style-name="T5">OperationQueue 2</text:span></text:p>
      <text:p text:style-name="P6"><text:span text:style-name="T5">2019-10-27 14:36:30 +0000</text:span></text:p>
      <text:p text:style-name="P6"><text:span text:style-name="T5">Queue2: Operation 1</text:span></text:p>
      <text:p text:style-name="P6"><text:span text:style-name="T5">Queue2: Operation 0</text:span></text:p>
      <text:p text:style-name="P6"><text:span text:style-name="T5">Queue2: Operation 2</text:span></text:p>
      <text:p text:style-name="P6"><text:span text:style-name="T5">Queue2: Operation 4</text:span></text:p>
      <text:p text:style-name="P6"><text:span text:style-name="T5">Queue2: Operation 3</text:span></text:p>
      <text:p text:style-name="P6"><text:span text:style-name="T5">Queue2: Operation 5</text:span></text:p>
      <text:p text:style-name="P6"><text:span text:style-name="T5">Queue2: Operation 7</text:span></text:p>
      <text:p text:style-name="P6"><text:span text:style-name="T5">Queue2: Operation 6</text:span></text:p>
      <text:p text:style-name="P6"><text:span text:style-name="T5">Queue2: Operation 8</text:span></text:p>
      <text:p text:style-name="P6"><text:span text:style-name="T5">Queue2: Operation 10</text:span></text:p>
      <text:p text:style-name="P6"><text:span text:style-name="T5">Queue2: Operation 9</text:span></text:p>
      <text:p text:style-name="P6"><text:span text:style-name="T5">2019-10-27 14:36:34 +0000</text:span></text:p>
      <text:p text:style-name="P79"/>
      <text:p text:style-name="P79">Notice for the second part, the output was displayed three lines at a time because we set the maximum concurrent operation count to 3.</text:p>
      <text:p text:style-name="P79"/>
      <text:p text:style-name="P107">We also get the blue rectangle on the top left corner.</text:p>
      <text:p text:style-name="P1"/>
      <text:p text:style-name="P69">Asynchronous Operation</text:p>
      <text:p text:style-name="P1"/>
      <text:p text:style-name="P80">What we have created are synchronous operations. <text:span text:style-name="T43">If we want to create asynchronous operation, here are the steps.</text:span></text:p>
      <text:p text:style-name="P80"/>
      <text:p text:style-name="P81">Create a new empty view application. Name it HelloConcurrency6.</text:p>
      <text:p text:style-name="P81"/>
      <text:p text:style-name="P81">At first, we must create a <text:span text:style-name="T44">subclass from Operation which is asynchronous.</text:span></text:p>
      <text:p text:style-name="P81"/>
      <text:p text:style-name="P81">Create a new file inside HelloConcurrency6 folder: TemplateAsyncOperation.swift.</text:p>
      <text:p text:style-name="P81"/>
      <text:p text:style-name="P81"><text:soft-page-break/><text:span text:style-name="T6">import</text:span><text:span text:style-name="T3"> Foundation</text:span></text:p>
      <text:p text:style-name="P36"/>
      <text:p text:style-name="P6"><text:span text:style-name="T6">class</text:span><text:span text:style-name="T3"> </text:span><text:span text:style-name="T41">TemplateAsyncOperation</text:span><text:span text:style-name="T3">: </text:span><text:span text:style-name="T10">Operation</text:span><text:span text:style-name="T3"> {</text:span></text:p>
      <text:p text:style-name="P6"><text:bookmark-start text:name="__DdeLink__77052_2128108702"/><text:span text:style-name="T3"><text:s text:c="4"/></text:span><text:span text:style-name="T6">enum</text:span><text:span text:style-name="T3"> </text:span><text:span text:style-name="T41">State</text:span><text:span text:style-name="T3">: </text:span><text:span text:style-name="T10">String</text:span><text:span text:style-name="T3"> {</text:span></text:p>
      <text:p text:style-name="P6"><text:span text:style-name="T3"><text:s text:c="8"/></text:span><text:span text:style-name="T6">case</text:span><text:span text:style-name="T3"> </text:span><text:span text:style-name="T8">r</text:span><text:span text:style-name="T3"> = </text:span><text:span text:style-name="T18">"Ready"</text:span></text:p>
      <text:p text:style-name="P6"><text:span text:style-name="T3"><text:s text:c="8"/></text:span><text:span text:style-name="T6">case</text:span><text:span text:style-name="T3"> </text:span><text:span text:style-name="T8">e</text:span><text:span text:style-name="T3"> = </text:span><text:span text:style-name="T18">"Executing"</text:span></text:p>
      <text:p text:style-name="P6"><text:span text:style-name="T3"><text:s text:c="8"/></text:span><text:span text:style-name="T6">case</text:span><text:span text:style-name="T3"> </text:span><text:span text:style-name="T8">f</text:span><text:span text:style-name="T3"> = </text:span><text:span text:style-name="T18">"Finished"</text:span></text:p>
      <text:p text:style-name="P6"><text:span text:style-name="T3"><text:s text:c="8"/></text:span><text:span text:style-name="T6">fileprivate</text:span><text:span text:style-name="T3"> </text:span><text:span text:style-name="T6">var</text:span><text:span text:style-name="T3"> </text:span><text:span text:style-name="T8">key</text:span><text:span text:style-name="T3">: </text:span><text:span text:style-name="T10">String</text:span><text:span text:style-name="T3"> {</text:span></text:p>
      <text:p text:style-name="P6"><text:span text:style-name="T3"><text:s text:c="12"/></text:span><text:span text:style-name="T6">return</text:span><text:span text:style-name="T3"> </text:span><text:span text:style-name="T18">"is"</text:span><text:span text:style-name="T3"> </text:span><text:span text:style-name="T14">+</text:span><text:span text:style-name="T3"> </text:span><text:span text:style-name="T28">rawValue</text:span></text:p>
      <text:p text:style-name="P6"><text:span text:style-name="T3"><text:s text:c="8"/>}</text:span></text:p>
      <text:p text:style-name="P6"><text:span text:style-name="T3"><text:s text:c="4"/>}</text:span><text:bookmark-end text:name="__DdeLink__77052_2128108702"/></text:p>
      <text:p text:style-name="P6"><text:span text:style-name="T3"><text:s text:c="4"/></text:span></text:p>
      <text:p text:style-name="P6"><text:span text:style-name="T3"><text:s text:c="4"/></text:span><text:span text:style-name="T6">var</text:span><text:span text:style-name="T3"> </text:span><text:span text:style-name="T8">s</text:span><text:span text:style-name="T3"> = </text:span><text:span text:style-name="T42">State</text:span><text:span text:style-name="T3">.</text:span><text:span text:style-name="T28">r</text:span><text:span text:style-name="T3"> {</text:span></text:p>
      <text:p text:style-name="P6"><text:span text:style-name="T3"><text:s text:c="8"/></text:span><text:span text:style-name="T6">willSet</text:span><text:span text:style-name="T3"> {</text:span></text:p>
      <text:p text:style-name="P6"><text:span text:style-name="T3"><text:s text:c="12"/></text:span><text:span text:style-name="T14">willChangeValue</text:span><text:span text:style-name="T3">(forKey: newValue.</text:span><text:span text:style-name="T28">key</text:span><text:span text:style-name="T3">)</text:span></text:p>
      <text:p text:style-name="P6"><text:span text:style-name="T3"><text:s text:c="12"/></text:span><text:span text:style-name="T14">willChangeValue</text:span><text:span text:style-name="T3">(forKey: </text:span><text:span text:style-name="T28">s</text:span><text:span text:style-name="T3">.</text:span><text:span text:style-name="T28">key</text:span><text:span text:style-name="T3">)</text:span></text:p>
      <text:p text:style-name="P6"><text:span text:style-name="T3"><text:s text:c="8"/>}</text:span></text:p>
      <text:p text:style-name="P6"><text:span text:style-name="T3"><text:s text:c="8"/></text:span><text:span text:style-name="T6">didSet</text:span><text:span text:style-name="T3"> {</text:span></text:p>
      <text:p text:style-name="P6"><text:span text:style-name="T3"><text:s text:c="12"/></text:span><text:span text:style-name="T14">didChangeValue</text:span><text:span text:style-name="T3">(forKey: oldValue.</text:span><text:span text:style-name="T28">key</text:span><text:span text:style-name="T3">)</text:span></text:p>
      <text:p text:style-name="P6"><text:span text:style-name="T3"><text:s text:c="12"/></text:span><text:span text:style-name="T14">didChangeValue</text:span><text:span text:style-name="T3">(forKey: </text:span><text:span text:style-name="T28">s</text:span><text:span text:style-name="T3">.</text:span><text:span text:style-name="T28">key</text:span><text:span text:style-name="T3">)</text:span></text:p>
      <text:p text:style-name="P6"><text:span text:style-name="T3"><text:s text:c="8"/>}</text:span></text:p>
      <text:p text:style-name="P6"><text:span text:style-name="T3"><text:s text:c="4"/>}</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Executing</text:span><text:span text:style-name="T3">: </text:span><text:span text:style-name="T10">Bool</text:span><text:span text:style-name="T3"> { </text:span><text:span text:style-name="T6">return</text:span><text:span text:style-name="T3"> </text:span><text:span text:style-name="T28">s</text:span><text:span text:style-name="T3"> == .</text:span><text:span text:style-name="T28">e</text:span><text:span text:style-name="T3"> }</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Finished</text:span><text:span text:style-name="T3">: </text:span><text:span text:style-name="T10">Bool</text:span><text:span text:style-name="T3"> { </text:span><text:span text:style-name="T6">return</text:span><text:span text:style-name="T3"> </text:span><text:span text:style-name="T28">s</text:span><text:span text:style-name="T3"> == .</text:span><text:span text:style-name="T28">f</text:span><text:span text:style-name="T3"> }</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Asynchronous</text:span><text:span text:style-name="T3">: </text:span><text:span text:style-name="T10">Bool</text:span><text:span text:style-name="T3"> { </text:span><text:span text:style-name="T6">return</text:span><text:span text:style-name="T3"> </text:span><text:span text:style-name="T6">true</text:span><text:span text:style-name="T3"> }</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start</text:span><text:span text:style-name="T3">() {</text:span></text:p>
      <text:p text:style-name="P6"><text:span text:style-name="T3"><text:s text:c="8"/></text:span><text:span text:style-name="T6">if</text:span><text:span text:style-name="T3"> </text:span><text:span text:style-name="T14">isCancelled</text:span><text:span text:style-name="T3"> {</text:span></text:p>
      <text:p text:style-name="P6"><text:span text:style-name="T3"><text:s text:c="12"/></text:span><text:span text:style-name="T28">s</text:span><text:span text:style-name="T3"> = .</text:span><text:span text:style-name="T28">f</text:span></text:p>
      <text:p text:style-name="P6"><text:span text:style-name="T3"><text:s text:c="12"/></text:span><text:span text:style-name="T6">return</text:span></text:p>
      <text:p text:style-name="P6"><text:span text:style-name="T3"><text:s text:c="8"/>}</text:span></text:p>
      <text:p text:style-name="P6"><text:span text:style-name="T3"><text:s text:c="8"/></text:span><text:span text:style-name="T14">main</text:span><text:span text:style-name="T3">()</text:span></text:p>
      <text:p text:style-name="P6"><text:span text:style-name="T3"><text:s text:c="8"/></text:span><text:span text:style-name="T28">s</text:span><text:span text:style-name="T3"> = .</text:span><text:span text:style-name="T28">e</text:span></text:p>
      <text:p text:style-name="P6"><text:span text:style-name="T3"><text:s text:c="4"/>}</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cancel</text:span><text:span text:style-name="T3">() {</text:span></text:p>
      <text:p text:style-name="P6"><text:span text:style-name="T3"><text:s text:c="8"/></text:span><text:span text:style-name="T28">s</text:span><text:span text:style-name="T3"> = .</text:span><text:span text:style-name="T28">f</text:span></text:p>
      <text:p text:style-name="P6"><text:span text:style-name="T3"><text:s text:c="4"/>}</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Ready</text:span><text:span text:style-name="T3">: </text:span><text:span text:style-name="T10">Bool</text:span><text:span text:style-name="T3"> {</text:span></text:p>
      <text:p text:style-name="P6"><text:span text:style-name="T3"><text:s text:c="8"/></text:span><text:span text:style-name="T6">return</text:span><text:span text:style-name="T3"> </text:span><text:span text:style-name="T6">super</text:span><text:span text:style-name="T3">.</text:span><text:span text:style-name="T14">isReady</text:span><text:span text:style-name="T3"> </text:span><text:span text:style-name="T14">&amp;&amp;</text:span><text:span text:style-name="T3"> </text:span><text:span text:style-name="T28">s</text:span><text:span text:style-name="T3"> == .</text:span><text:span text:style-name="T28">r</text:span></text:p>
      <text:p text:style-name="P6"><text:span text:style-name="T3"><text:s text:c="4"/>}</text:span></text:p>
      <text:p text:style-name="P81"><text:span text:style-name="T3">}</text:span></text:p>
      <text:p text:style-name="P1"/>
      <text:p text:style-name="P82">At first, we must create an enum of three string representations.</text:p>
      <text:p text:style-name="P1"/>
      <text:p text:style-name="P59"><text:span text:style-name="T3"><text:s text:c="4"/></text:span><text:span text:style-name="T6">enum</text:span><text:span text:style-name="T3"> </text:span><text:span text:style-name="T41">State</text:span><text:span text:style-name="T3">: </text:span><text:span text:style-name="T10">String</text:span><text:span text:style-name="T3"> {</text:span></text:p>
      <text:p text:style-name="P59"><text:span text:style-name="T3"><text:s text:c="8"/></text:span><text:span text:style-name="T6">case</text:span><text:span text:style-name="T3"> </text:span><text:span text:style-name="T8">r</text:span><text:span text:style-name="T3"> = </text:span><text:span text:style-name="T18">"Ready"</text:span></text:p>
      <text:p text:style-name="P59"><text:span text:style-name="T3"><text:s text:c="8"/></text:span><text:span text:style-name="T6">case</text:span><text:span text:style-name="T3"> </text:span><text:span text:style-name="T8">e</text:span><text:span text:style-name="T3"> = </text:span><text:span text:style-name="T18">"Executing"</text:span></text:p>
      <text:p text:style-name="P59"><text:soft-page-break/><text:span text:style-name="T3"><text:s text:c="8"/></text:span><text:span text:style-name="T6">case</text:span><text:span text:style-name="T3"> </text:span><text:span text:style-name="T8">f</text:span><text:span text:style-name="T3"> = </text:span><text:span text:style-name="T18">"Finished"</text:span></text:p>
      <text:p text:style-name="P59"><text:span text:style-name="T3"><text:s text:c="8"/></text:span><text:span text:style-name="T6">fileprivate</text:span><text:span text:style-name="T3"> </text:span><text:span text:style-name="T6">var</text:span><text:span text:style-name="T3"> </text:span><text:span text:style-name="T8">key</text:span><text:span text:style-name="T3">: </text:span><text:span text:style-name="T10">String</text:span><text:span text:style-name="T3"> {</text:span></text:p>
      <text:p text:style-name="P59"><text:span text:style-name="T3"><text:s text:c="12"/></text:span><text:span text:style-name="T6">return</text:span><text:span text:style-name="T3"> </text:span><text:span text:style-name="T18">"is"</text:span><text:span text:style-name="T3"> </text:span><text:span text:style-name="T14">+</text:span><text:span text:style-name="T3"> </text:span><text:span text:style-name="T28">rawValue</text:span></text:p>
      <text:p text:style-name="P59"><text:span text:style-name="T3"><text:s text:c="8"/>}</text:span></text:p>
      <text:p text:style-name="P53"><text:span text:style-name="T3"><text:s text:c="4"/>}</text:span></text:p>
      <text:p text:style-name="P1"/>
      <text:p text:style-name="P82">The name of enum is “State” and it can be anything. The cases can be anything. The variable “key” can have different name. What matters is later inside the class, we must set some variables with “isReady”, “isExecuting”, and “isFinished” strings. We don’t need to use enum if we don’t want to.</text:p>
      <text:p text:style-name="P82"/>
      <text:p text:style-name="P83">Then we create a variable to hold any value from “isReady”, “isExecuting”, and “isFinished”. But we need to implement some observers: “willSet” and “didSet”.</text:p>
      <text:p text:style-name="P83"/>
      <text:p text:style-name="P83"><text:span text:style-name="T1"><text:s text:c="4"/></text:span><text:span text:style-name="T6">var</text:span><text:span text:style-name="T3"> </text:span><text:span text:style-name="T8">s</text:span><text:span text:style-name="T3"> = </text:span><text:span text:style-name="T42">State</text:span><text:span text:style-name="T3">.</text:span><text:span text:style-name="T28">r</text:span><text:span text:style-name="T3"> {</text:span></text:p>
      <text:p text:style-name="P6"><text:span text:style-name="T3"><text:s text:c="8"/></text:span><text:span text:style-name="T6">willSet</text:span><text:span text:style-name="T3"> {</text:span></text:p>
      <text:p text:style-name="P6"><text:span text:style-name="T3"><text:s text:c="12"/></text:span><text:span text:style-name="T14">willChangeValue</text:span><text:span text:style-name="T3">(forKey: newValue.</text:span><text:span text:style-name="T28">key</text:span><text:span text:style-name="T3">)</text:span></text:p>
      <text:p text:style-name="P6"><text:span text:style-name="T3"><text:s text:c="12"/></text:span><text:span text:style-name="T14">willChangeValue</text:span><text:span text:style-name="T3">(forKey: </text:span><text:span text:style-name="T28">s</text:span><text:span text:style-name="T3">.</text:span><text:span text:style-name="T28">key</text:span><text:span text:style-name="T3">)</text:span></text:p>
      <text:p text:style-name="P6"><text:span text:style-name="T3"><text:s text:c="8"/>}</text:span></text:p>
      <text:p text:style-name="P6"><text:span text:style-name="T3"><text:s text:c="8"/></text:span><text:span text:style-name="T6">didSet</text:span><text:span text:style-name="T3"> {</text:span></text:p>
      <text:p text:style-name="P6"><text:span text:style-name="T3"><text:s text:c="12"/></text:span><text:span text:style-name="T14">didChangeValue</text:span><text:span text:style-name="T3">(forKey: oldValue.</text:span><text:span text:style-name="T28">key</text:span><text:span text:style-name="T3">)</text:span></text:p>
      <text:p text:style-name="P6"><text:span text:style-name="T3"><text:s text:c="12"/></text:span><text:span text:style-name="T14">didChangeValue</text:span><text:span text:style-name="T3">(forKey: </text:span><text:span text:style-name="T28">s</text:span><text:span text:style-name="T3">.</text:span><text:span text:style-name="T28">key</text:span><text:span text:style-name="T3">)</text:span></text:p>
      <text:p text:style-name="P6"><text:span text:style-name="T3"><text:s text:c="8"/>}</text:span></text:p>
      <text:p text:style-name="P83"><text:span text:style-name="T3"><text:s text:c="4"/>}</text:span></text:p>
      <text:p text:style-name="P1"/>
      <text:p text:style-name="P83">“willChangeValue” and “didChangeValue” are part of key-value observer compliance.</text:p>
      <text:p text:style-name="P83"/>
      <text:p text:style-name="P84">We need to override some attributes.</text:p>
      <text:p text:style-name="P84"/>
      <text:p text:style-name="P84"><text:span text:style-name="T1"><text:s text:c="4"/></text:span><text:span text:style-name="T6">override</text:span><text:span text:style-name="T3"> </text:span><text:span text:style-name="T6">var</text:span><text:span text:style-name="T3"> </text:span><text:span text:style-name="T8">isExecuting</text:span><text:span text:style-name="T3">: </text:span><text:span text:style-name="T10">Bool</text:span><text:span text:style-name="T3"> { </text:span><text:span text:style-name="T6">return</text:span><text:span text:style-name="T3"> </text:span><text:span text:style-name="T28">s</text:span><text:span text:style-name="T3"> == .</text:span><text:span text:style-name="T28">e</text:span><text:span text:style-name="T3"> }</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Finished</text:span><text:span text:style-name="T3">: </text:span><text:span text:style-name="T10">Bool</text:span><text:span text:style-name="T3"> { </text:span><text:span text:style-name="T6">return</text:span><text:span text:style-name="T3"> </text:span><text:span text:style-name="T28">s</text:span><text:span text:style-name="T3"> == .</text:span><text:span text:style-name="T28">f</text:span><text:span text:style-name="T3"> }</text:span></text:p>
      <text:p text:style-name="P6"><text:span text:style-name="T3"><text:s text:c="4"/></text:span></text:p>
      <text:p text:style-name="P84"><text:span text:style-name="T3"><text:s text:c="4"/></text:span><text:span text:style-name="T6">override</text:span><text:span text:style-name="T3"> </text:span><text:span text:style-name="T6">var</text:span><text:span text:style-name="T3"> </text:span><text:span text:style-name="T8">isAsynchronous</text:span><text:span text:style-name="T3">: </text:span><text:span text:style-name="T10">Bool</text:span><text:span text:style-name="T3"> { </text:span><text:span text:style-name="T6">return</text:span><text:span text:style-name="T3"> </text:span><text:span text:style-name="T6">true</text:span><text:span text:style-name="T3"> }</text:span></text:p>
      <text:p text:style-name="P1"/>
      <text:p text:style-name="P84"><text:span text:style-name="T1"><text:s text:c="4"/></text:span><text:span text:style-name="T6">override</text:span><text:span text:style-name="T3"> </text:span><text:span text:style-name="T6">var</text:span><text:span text:style-name="T3"> </text:span><text:span text:style-name="T8">isReady</text:span><text:span text:style-name="T3">: </text:span><text:span text:style-name="T10">Bool</text:span><text:span text:style-name="T3"> {</text:span></text:p>
      <text:p text:style-name="P6"><text:span text:style-name="T3"><text:s text:c="8"/></text:span><text:span text:style-name="T6">return</text:span><text:span text:style-name="T3"> </text:span><text:span text:style-name="T6">super</text:span><text:span text:style-name="T3">.</text:span><text:span text:style-name="T14">isReady</text:span><text:span text:style-name="T3"> </text:span><text:span text:style-name="T14">&amp;&amp;</text:span><text:span text:style-name="T3"> </text:span><text:span text:style-name="T28">s</text:span><text:span text:style-name="T3"> == .</text:span><text:span text:style-name="T28">r</text:span></text:p>
      <text:p text:style-name="P84"><text:span text:style-name="T3"><text:s text:c="4"/>}</text:span></text:p>
      <text:p text:style-name="P1"/>
      <text:p text:style-name="P85">The “isReady” attribute needs to incorporate the value from the superclass according to Apple documentation.</text:p>
      <text:p text:style-name="P85"/>
      <text:p text:style-name="P85">Then we can override “start” method.</text:p>
      <text:p text:style-name="P85"/>
      <text:p text:style-name="P85"><text:span text:style-name="T1"><text:s text:c="4"/></text:span><text:span text:style-name="T6">override</text:span><text:span text:style-name="T3"> </text:span><text:span text:style-name="T6">func</text:span><text:span text:style-name="T3"> </text:span><text:span text:style-name="T8">start</text:span><text:span text:style-name="T3">() {</text:span></text:p>
      <text:p text:style-name="P6"><text:span text:style-name="T3"><text:s text:c="8"/></text:span><text:span text:style-name="T6">if</text:span><text:span text:style-name="T3"> </text:span><text:span text:style-name="T14">isCancelled</text:span><text:span text:style-name="T3"> {</text:span></text:p>
      <text:p text:style-name="P6"><text:span text:style-name="T3"><text:s text:c="12"/></text:span><text:span text:style-name="T28">s</text:span><text:span text:style-name="T3"> = .</text:span><text:span text:style-name="T28">f</text:span></text:p>
      <text:p text:style-name="P6"><text:span text:style-name="T3"><text:s text:c="12"/></text:span><text:span text:style-name="T6">return</text:span></text:p>
      <text:p text:style-name="P6"><text:span text:style-name="T3"><text:s text:c="8"/>}</text:span></text:p>
      <text:p text:style-name="P6"><text:span text:style-name="T3"><text:s text:c="8"/></text:span><text:span text:style-name="T14">main</text:span><text:span text:style-name="T3">()</text:span></text:p>
      <text:p text:style-name="P6"><text:span text:style-name="T3"><text:s text:c="8"/></text:span><text:span text:style-name="T28">s</text:span><text:span text:style-name="T3"> = .</text:span><text:span text:style-name="T28">e</text:span></text:p>
      <text:p text:style-name="P85"><text:span text:style-name="T3"><text:s text:c="4"/>}</text:span></text:p>
      <text:p text:style-name="P1"/>
      <text:p text:style-name="P1"><text:soft-page-break/>“<text:span text:style-name="T45">isCancelled” property comes from superclass. It is set true if we cancel the operation.</text:span></text:p>
      <text:p text:style-name="P1"/>
      <text:p text:style-name="P85">Finally we have to override “cancel” method.</text:p>
      <text:p text:style-name="P85"/>
      <text:p text:style-name="P85"><text:span text:style-name="T1"><text:s text:c="4"/></text:span><text:span text:style-name="T6">override</text:span><text:span text:style-name="T3"> </text:span><text:span text:style-name="T6">func</text:span><text:span text:style-name="T3"> </text:span><text:span text:style-name="T8">cancel</text:span><text:span text:style-name="T3">() {</text:span></text:p>
      <text:p text:style-name="P6"><text:span text:style-name="T3"><text:s text:c="8"/></text:span><text:span text:style-name="T28">s</text:span><text:span text:style-name="T3"> = .</text:span><text:span text:style-name="T28">f</text:span></text:p>
      <text:p text:style-name="P85"><text:span text:style-name="T3"><text:s text:c="4"/>}</text:span></text:p>
      <text:p text:style-name="P1"/>
      <text:p text:style-name="P86">In the “start” and “cancel” methods we basically set the state variable “s” to “isExecuting” and “isFinished” strings. We also call “main” method inside “start” method. The “main” method itself will be defined in the subclass of our asynchronou<text:span text:style-name="T46">s</text:span> operation.</text:p>
      <text:p text:style-name="P1"/>
      <text:p text:style-name="P87">Let’s create a subclass from our asynchronous operation. <text:span text:style-name="T47">Name the file BasicAsyncOperation.swift.</text:span></text:p>
      <text:p text:style-name="P87"/>
      <text:p text:style-name="P87"><text:span text:style-name="T6">import</text:span><text:span text:style-name="T3"> Foundation</text:span></text:p>
      <text:p text:style-name="P36"/>
      <text:p text:style-name="P6"><text:span text:style-name="T6">class</text:span><text:span text:style-name="T3"> </text:span><text:span text:style-name="T41">BasicAsyncOperation</text:span><text:span text:style-name="T3">: </text:span><text:span text:style-name="T42">TemplateAsyncOperation</text:span><text:span text:style-name="T3"> {</text:span></text:p>
      <text:p text:style-name="P6"><text:span text:style-name="T3"><text:s text:c="4"/></text:span><text:span text:style-name="T6">var</text:span><text:span text:style-name="T3"> </text:span><text:span text:style-name="T8">result</text:span><text:span text:style-name="T3">: </text:span><text:span text:style-name="T10">String</text:span><text:span text:style-name="T3"> = </text:span><text:span text:style-name="T18">""</text:span></text:p>
      <text:p text:style-name="P6"><text:span text:style-name="T3"><text:s text:c="4"/></text:span><text:span text:style-name="T6">var</text:span><text:span text:style-name="T3"> </text:span><text:span text:style-name="T8">input</text:span><text:span text:style-name="T3">: </text:span><text:span text:style-name="T10">String</text:span><text:span text:style-name="T3"> = </text:span><text:span text:style-name="T18">""</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main</text:span><text:span text:style-name="T3">() {</text:span></text:p>
      <text:p text:style-name="P6"><text:span text:style-name="T3"><text:s text:c="8"/></text:span><text:span text:style-name="T6">let</text:span><text:span text:style-name="T3"> dispatchGlobal = </text:span><text:span text:style-name="T10">DispatchQueue</text:span><text:span text:style-name="T3">.</text:span><text:span text:style-name="T14">global</text:span><text:span text:style-name="T3">()</text:span></text:p>
      <text:p text:style-name="P6"><text:span text:style-name="T3"><text:s text:c="8"/>dispatchGlobal.</text:span><text:span text:style-name="T14">async</text:span><text:span text:style-name="T3"> {</text:span></text:p>
      <text:p text:style-name="P6"><text:span text:style-name="T3"><text:s text:c="12"/></text:span><text:span text:style-name="T14">sleep</text:span><text:span text:style-name="T3">(</text:span><text:span text:style-name="T31">2</text:span><text:span text:style-name="T3">)</text:span></text:p>
      <text:p text:style-name="P6"><text:span text:style-name="T3"><text:s text:c="12"/></text:span><text:span text:style-name="T6">self</text:span><text:span text:style-name="T3">.</text:span><text:span text:style-name="T28">result</text:span><text:span text:style-name="T3"> = </text:span><text:span text:style-name="T6">self</text:span><text:span text:style-name="T3">.</text:span><text:span text:style-name="T28">input</text:span><text:span text:style-name="T3">.</text:span><text:span text:style-name="T14">uppercased</text:span><text:span text:style-name="T3">()</text:span></text:p>
      <text:p text:style-name="P6"><text:span text:style-name="T3"><text:s text:c="12"/></text:span><text:span text:style-name="T6">self</text:span><text:span text:style-name="T3">.</text:span><text:span text:style-name="T28">s</text:span><text:span text:style-name="T3"> = .</text:span><text:span text:style-name="T28">f</text:span></text:p>
      <text:p text:style-name="P6"><text:span text:style-name="T3"><text:s text:c="8"/>}</text:span></text:p>
      <text:p text:style-name="P6"><text:span text:style-name="T3"><text:s text:c="4"/>}</text:span></text:p>
      <text:p text:style-name="P6"><text:span text:style-name="T3"><text:s text:c="4"/></text:span></text:p>
      <text:p text:style-name="P6"><text:span text:style-name="T3"><text:s text:c="4"/></text:span><text:span text:style-name="T6">init</text:span><text:span text:style-name="T3">(</text:span><text:span text:style-name="T6">_</text:span><text:span text:style-name="T3"> input: </text:span><text:span text:style-name="T10">String</text:span><text:span text:style-name="T3">) {</text:span></text:p>
      <text:p text:style-name="P6"><text:span text:style-name="T3"><text:s text:c="8"/></text:span><text:span text:style-name="T6">self</text:span><text:span text:style-name="T3">.</text:span><text:span text:style-name="T28">input</text:span><text:span text:style-name="T3"> = input</text:span></text:p>
      <text:p text:style-name="P6"><text:span text:style-name="T3"><text:s text:c="4"/>}</text:span></text:p>
      <text:p text:style-name="P87"><text:span text:style-name="T3">}</text:span></text:p>
      <text:p text:style-name="P87"/>
      <text:p text:style-name="P88">In this subclass of our asynchronous operation, we put main task inside “main” method.</text:p>
      <text:p text:style-name="P88"/>
      <text:p text:style-name="P89">In this example, we just uppercase the input string. We put it inside dispatch queue to simulate the coroutine or asynchronous method. The “main” method should not block. If we have finished the task, don’t forget to set the state variable “s” to “isFinished”.</text:p>
      <text:p text:style-name="P89"/>
      <text:p text:style-name="P89">Edit ViewController.swift. Add this code inside “viewDidLoad” method.</text:p>
      <text:p text:style-name="P89"/>
      <text:p text:style-name="P89"><text:span text:style-name="T1"><text:s text:c="8"/></text:span><text:span text:style-name="T6">let</text:span><text:span text:style-name="T3"> bap = </text:span><text:span text:style-name="T42">BasicAsyncOperation</text:span><text:span text:style-name="T3">(</text:span><text:span text:style-name="T18">"Hello World"</text:span><text:span text:style-name="T3">)</text:span></text:p>
      <text:p text:style-name="P6"><text:span text:style-name="T3"><text:s text:c="8"/>bap.</text:span><text:span text:style-name="T14">completionBlock</text:span><text:span text:style-name="T3"> = {</text:span></text:p>
      <text:p text:style-name="P6"><text:span text:style-name="T3"><text:s text:c="12"/></text:span><text:span text:style-name="T14">print</text:span><text:span text:style-name="T3">(bap.</text:span><text:span text:style-name="T28">result</text:span><text:span text:style-name="T3">)</text:span></text:p>
      <text:p text:style-name="P6"><text:span text:style-name="T3"><text:s text:c="12"/></text:span><text:span text:style-name="T14">print</text:span><text:span text:style-name="T3">(</text:span><text:span text:style-name="T10">Date</text:span><text:span text:style-name="T3">())</text:span></text:p>
      <text:p text:style-name="P6"><text:span text:style-name="T3"><text:s text:c="8"/>}</text:span></text:p>
      <text:p text:style-name="P6"><text:span text:style-name="T3"><text:s text:c="8"/></text:span><text:span text:style-name="T14">print</text:span><text:span text:style-name="T3">(</text:span><text:span text:style-name="T10">Date</text:span><text:span text:style-name="T3">())</text:span></text:p>
      <text:p text:style-name="P6"><text:span text:style-name="T3"><text:s text:c="8"/>bap.</text:span><text:span text:style-name="T28">start</text:span><text:span text:style-name="T3">() </text:span><text:span text:style-name="T25">// Non-blocking</text:span></text:p>
      <text:p text:style-name="P89"><text:span text:style-name="T3"><text:s text:c="8"/></text:span><text:span text:style-name="T14">print</text:span><text:span text:style-name="T3">(</text:span><text:span text:style-name="T10">Date</text:span><text:span text:style-name="T3">())</text:span></text:p>
      <text:p text:style-name="P1"/>
      <text:p text:style-name="P89"><text:soft-page-break/>The way to run asynchronous operation is same as running synchronous operation. This time the “start” method returns immediately.</text:p>
      <text:p text:style-name="P89"/>
      <text:p text:style-name="P89">If we run the application, we would get this output.</text:p>
      <text:p text:style-name="P89"/>
      <text:p text:style-name="P89"><text:span text:style-name="T5">2019-10-27 16:37:43 +0000</text:span></text:p>
      <text:p text:style-name="P6"><text:span text:style-name="T5">2019-10-27 16:37:43 +0000</text:span></text:p>
      <text:p text:style-name="P6"><text:span text:style-name="T5">HELLO WORLD</text:span></text:p>
      <text:p text:style-name="P89"><text:span text:style-name="T5">2019-10-27 16:37:45 +0000</text:span></text:p>
      <text:p text:style-name="P1"/>
      <text:p text:style-name="P70">Dependencies between Operation</text:p>
      <text:p text:style-name="P1"/>
      <text:p text:style-name="P90">We can create chain between Operations so Operation A can <text:span text:style-name="T48">be run only after Operation B is finished.</text:span></text:p>
      <text:p text:style-name="P90"/>
      <text:p text:style-name="P91">Create a single view application. Name it HelloConcurrency7.</text:p>
      <text:p text:style-name="P91"/>
      <text:p text:style-name="P91"><text:bookmark-start text:name="__DdeLink__77806_2128108702"/>Create a new file inside HelloConcurrency7 folder. Name it DoubleWordAsyncOperation.swift.<text:bookmark-end text:name="__DdeLink__77806_2128108702"/></text:p>
      <text:p text:style-name="P91"/>
      <text:p text:style-name="P91"><text:span text:style-name="T6">import</text:span><text:span text:style-name="T3"> Foundation</text:span></text:p>
      <text:p text:style-name="P36"/>
      <text:p text:style-name="P6"><text:span text:style-name="T6">class</text:span><text:span text:style-name="T3"> </text:span><text:span text:style-name="T41">DoubleWordAsyncOperation</text:span><text:span text:style-name="T3">: </text:span><text:span text:style-name="T10">Operation</text:span><text:span text:style-name="T3"> {</text:span></text:p>
      <text:p text:style-name="P6"><text:span text:style-name="T3"><text:s text:c="4"/></text:span><text:span text:style-name="T6">var</text:span><text:span text:style-name="T3"> </text:span><text:span text:style-name="T8">result</text:span><text:span text:style-name="T3">: </text:span><text:span text:style-name="T10">String</text:span><text:span text:style-name="T3"> = </text:span><text:span text:style-name="T18">""</text:span></text:p>
      <text:p text:style-name="P6"><text:span text:style-name="T3"><text:s text:c="4"/></text:span><text:span text:style-name="T6">var</text:span><text:span text:style-name="T3"> </text:span><text:span text:style-name="T8">input</text:span><text:span text:style-name="T3">: </text:span><text:span text:style-name="T10">String</text:span><text:span text:style-name="T3"> = </text:span><text:span text:style-name="T18">""</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main</text:span><text:span text:style-name="T3">() {</text:span></text:p>
      <text:p text:style-name="P6"><text:span text:style-name="T3"><text:s text:c="8"/></text:span><text:span text:style-name="T6">self</text:span><text:span text:style-name="T3">.</text:span><text:span text:style-name="T28">result</text:span><text:span text:style-name="T3"> = </text:span><text:span text:style-name="T28">input</text:span><text:span text:style-name="T3"> </text:span><text:span text:style-name="T14">+</text:span><text:span text:style-name="T3"> </text:span><text:span text:style-name="T18">" "</text:span><text:span text:style-name="T3"> </text:span><text:span text:style-name="T14">+</text:span><text:span text:style-name="T3"> </text:span><text:span text:style-name="T28">input</text:span></text:p>
      <text:p text:style-name="P6"><text:span text:style-name="T3"><text:s text:c="4"/>}</text:span></text:p>
      <text:p text:style-name="P6"><text:span text:style-name="T3"><text:s text:c="4"/></text:span></text:p>
      <text:p text:style-name="P6"><text:span text:style-name="T3"><text:s text:c="4"/></text:span><text:span text:style-name="T6">init</text:span><text:span text:style-name="T3">(</text:span><text:span text:style-name="T6">_</text:span><text:span text:style-name="T3"> input: </text:span><text:span text:style-name="T10">String</text:span><text:span text:style-name="T3">) {</text:span></text:p>
      <text:p text:style-name="P6"><text:span text:style-name="T3"><text:s text:c="8"/></text:span><text:span text:style-name="T6">self</text:span><text:span text:style-name="T3">.</text:span><text:span text:style-name="T28">input</text:span><text:span text:style-name="T3"> = input</text:span></text:p>
      <text:p text:style-name="P6"><text:span text:style-name="T3"><text:s text:c="4"/>}</text:span></text:p>
      <text:p text:style-name="P91"><text:span text:style-name="T3">}</text:span></text:p>
      <text:p text:style-name="P1"/>
      <text:p text:style-name="P91"><text:bookmark-start text:name="__DdeLink__77940_2128108702"/>This is a normal Operation subclass which <text:bookmark-end text:name="__DdeLink__77940_2128108702"/>double the word and separate them by a space.</text:p>
      <text:p text:style-name="P91"/>
      <text:p text:style-name="P91">Create a new file inside HelloConcurrency7 folder. Name it UppercaseLowercaseAsyncOperation.swift.</text:p>
      <text:p text:style-name="P91"/>
      <text:p text:style-name="P91"><text:span text:style-name="T6">import</text:span><text:span text:style-name="T3"> Foundation</text:span></text:p>
      <text:p text:style-name="P36"/>
      <text:p text:style-name="P6"><text:span text:style-name="T6">class</text:span><text:span text:style-name="T3"> </text:span><text:span text:style-name="T41">UppercaseLowercaseAsyncOperation</text:span><text:span text:style-name="T3">: </text:span><text:span text:style-name="T10">Operation</text:span><text:span text:style-name="T3"> {</text:span></text:p>
      <text:p text:style-name="P6"><text:span text:style-name="T3"><text:s text:c="4"/></text:span><text:span text:style-name="T6">var</text:span><text:span text:style-name="T3"> </text:span><text:span text:style-name="T8">result</text:span><text:span text:style-name="T3">: </text:span><text:span text:style-name="T10">String</text:span><text:span text:style-name="T3"> = </text:span><text:span text:style-name="T18">""</text:span></text:p>
      <text:p text:style-name="P6"><text:span text:style-name="T3"><text:s text:c="4"/></text:span><text:span text:style-name="T6">var</text:span><text:span text:style-name="T3"> </text:span><text:span text:style-name="T8">input</text:span><text:span text:style-name="T3">: </text:span><text:span text:style-name="T10">String</text:span><text:span text:style-name="T3"> = </text:span><text:span text:style-name="T18">""</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main</text:span><text:span text:style-name="T3">() {</text:span></text:p>
      <text:p text:style-name="P6"><text:span text:style-name="T3"><text:s text:c="8"/></text:span><text:span text:style-name="T6">let</text:span><text:span text:style-name="T3"> words = </text:span><text:span text:style-name="T28">input</text:span><text:span text:style-name="T3">.</text:span><text:span text:style-name="T14">components</text:span><text:span text:style-name="T3">(separatedBy: </text:span><text:span text:style-name="T18">" "</text:span><text:span text:style-name="T3">)</text:span></text:p>
      <text:p text:style-name="P6"><text:span text:style-name="T3"><text:s text:c="8"/></text:span><text:span text:style-name="T6">self</text:span><text:span text:style-name="T3">.</text:span><text:span text:style-name="T28">result</text:span><text:span text:style-name="T3"> = words[</text:span><text:span text:style-name="T31">0</text:span><text:span text:style-name="T3">].</text:span><text:span text:style-name="T14">uppercased</text:span><text:span text:style-name="T3">() </text:span><text:span text:style-name="T14">+</text:span><text:span text:style-name="T3"> </text:span><text:span text:style-name="T18">" "</text:span><text:span text:style-name="T3"> </text:span><text:span text:style-name="T14">+</text:span><text:span text:style-name="T3"> words[</text:span><text:span text:style-name="T31">1</text:span><text:span text:style-name="T3">].</text:span><text:span text:style-name="T14">lowercased</text:span><text:span text:style-name="T3">()</text:span></text:p>
      <text:p text:style-name="P6"><text:span text:style-name="T3"><text:s text:c="4"/>}</text:span></text:p>
      <text:p text:style-name="P91"><text:span text:style-name="T3">}</text:span></text:p>
      <text:p text:style-name="P1"/>
      <text:p text:style-name="P92"><text:soft-page-break/>This is a normal Operation subclass which <text:span text:style-name="T49">makes the first word uppercased and the second word lowercased.</text:span></text:p>
      <text:p text:style-name="P92"/>
      <text:p text:style-name="P93">Edit ViewController.swift. Add this code inside viewDidLoad method.</text:p>
      <text:p text:style-name="P93"/>
      <text:p text:style-name="P93"><text:span text:style-name="T1"><text:s text:c="8"/></text:span><text:span text:style-name="T6">let</text:span><text:span text:style-name="T3"> op = </text:span><text:span text:style-name="T10">OperationQueue</text:span><text:span text:style-name="T3">()</text:span></text:p>
      <text:p text:style-name="P6"><text:span text:style-name="T3"><text:s text:c="8"/></text:span><text:span text:style-name="T6">let</text:span><text:span text:style-name="T3"> doubleOp = </text:span><text:span text:style-name="T42">DoubleWordAsyncOperation</text:span><text:span text:style-name="T3">(</text:span><text:span text:style-name="T18">"jAkArta bAnDUNG"</text:span><text:span text:style-name="T3">)</text:span></text:p>
      <text:p text:style-name="P6"><text:span text:style-name="T3"><text:s text:c="8"/></text:span><text:span text:style-name="T6">let</text:span><text:span text:style-name="T3"> uppercaseLowercaseOp = </text:span><text:span text:style-name="T42">UppercaseLowercaseAsyncOperation</text:span><text:span text:style-name="T3">()</text:span></text:p>
      <text:p text:style-name="P6"><text:bookmark-start text:name="__DdeLink__78041_2128108702"/><text:span text:style-name="T3"><text:s text:c="8"/></text:span><text:span text:style-name="T6">let</text:span><text:span text:style-name="T3"> transferOp = </text:span><text:span text:style-name="T10">BlockOperation</text:span><text:span text:style-name="T3"> {</text:span></text:p>
      <text:p text:style-name="P6"><text:span text:style-name="T3"><text:s text:c="12"/>uppercaseLowercaseOp.</text:span><text:span text:style-name="T28">input</text:span><text:span text:style-name="T3"> = doubleOp.</text:span><text:span text:style-name="T28">result</text:span></text:p>
      <text:p text:style-name="P6"><text:span text:style-name="T3"><text:s text:c="8"/>}</text:span><text:bookmark-end text:name="__DdeLink__78041_2128108702"/></text:p>
      <text:p text:style-name="P6"><text:span text:style-name="T3"><text:s text:c="8"/>uppercaseLowercaseOp.</text:span><text:span text:style-name="T14">addDependency</text:span><text:span text:style-name="T3">(transferOp)</text:span></text:p>
      <text:p text:style-name="P6"><text:span text:style-name="T3"><text:s text:c="8"/>transferOp.</text:span><text:span text:style-name="T14">addDependency</text:span><text:span text:style-name="T3">(doubleOp)</text:span></text:p>
      <text:p text:style-name="P6"><text:span text:style-name="T3"><text:s text:c="8"/></text:span></text:p>
      <text:p text:style-name="P6"><text:span text:style-name="T3"><text:s text:c="8"/>op.</text:span><text:span text:style-name="T14">addOperations</text:span><text:span text:style-name="T3">([doubleOp, transferOp, uppercaseLowercaseOp], waitUntilFinished: </text:span><text:span text:style-name="T6">true</text:span><text:span text:style-name="T3">)</text:span></text:p>
      <text:p text:style-name="P6"><text:span text:style-name="T3"><text:s text:c="8"/></text:span></text:p>
      <text:p text:style-name="P93"><text:span text:style-name="T3"><text:s text:c="8"/></text:span><text:span text:style-name="T14">print</text:span><text:span text:style-name="T3">(uppercaseLowercaseOp.</text:span><text:span text:style-name="T28">result</text:span><text:span text:style-name="T3">)</text:span></text:p>
      <text:p text:style-name="P1"/>
      <text:p text:style-name="P94">To add the dependency between Operations, we can use “addDependency” method.</text:p>
      <text:p text:style-name="P94"/>
      <text:p text:style-name="P60"><text:span text:style-name="T3"><text:s text:c="8"/>uppercaseLowercaseOp.</text:span><text:span text:style-name="T14">addDependency</text:span><text:span text:style-name="T3">(transferOp)</text:span></text:p>
      <text:p text:style-name="P95"><text:span text:style-name="T3"><text:s text:c="8"/>transferOp.</text:span><text:span text:style-name="T14">addDependency</text:span><text:span text:style-name="T3">(doubleOp)</text:span></text:p>
      <text:p text:style-name="P1"/>
      <text:p text:style-name="P94">If you notice, we create another Operation to transfer the result of one Operation to another Operation.</text:p>
      <text:p text:style-name="P1"/>
      <text:p text:style-name="P61"><text:span text:style-name="T3"><text:s text:c="8"/></text:span><text:span text:style-name="T6">let</text:span><text:span text:style-name="T3"> transferOp = </text:span><text:span text:style-name="T10">BlockOperation</text:span><text:span text:style-name="T3"> {</text:span></text:p>
      <text:p text:style-name="P61"><text:span text:style-name="T3"><text:s text:c="12"/>uppercaseLowercaseOp.</text:span><text:span text:style-name="T28">input</text:span><text:span text:style-name="T3"> = doubleOp.</text:span><text:span text:style-name="T28">result</text:span></text:p>
      <text:p text:style-name="P54"><text:span text:style-name="T3"><text:s text:c="8"/>}</text:span></text:p>
      <text:p text:style-name="P1"/>
      <text:p text:style-name="P96">Then we can add them together to OperationQueue with “addOperations” method, instead of “addOperation” method.</text:p>
      <text:p text:style-name="P96"/>
      <text:p text:style-name="P96"><text:span text:style-name="T1"><text:s text:c="8"/>op.</text:span><text:span text:style-name="T16">addOperations</text:span><text:span text:style-name="T1">([doubleOp, transferOp, uppercaseLowercaseOp], waitUntilFinished: </text:span><text:span text:style-name="T6">true</text:span><text:span text:style-name="T3">)</text:span></text:p>
      <text:p text:style-name="P1"/>
      <text:p text:style-name="P1"/>
      <text:p text:style-name="P97">If we run the application, we would get this output.</text:p>
      <text:p text:style-name="P97"/>
      <text:p text:style-name="P97"><text:span text:style-name="T5">JAKARTA bandung</text:span></text:p>
      <text:p text:style-name="P1"/>
      <text:p text:style-name="P71">Cancelling Operation</text:p>
      <text:p text:style-name="P98"/>
      <text:p text:style-name="P98">To cancel the operation, we can cancel it from OperationQueue or that Operation itself.</text:p>
      <text:p text:style-name="P98"/>
      <text:p text:style-name="P98">Create a new single view application. Name it HelloConcurrency8.</text:p>
      <text:p text:style-name="P98"/>
      <text:p text:style-name="P99">We must create one synchronous Operation and asynchronous Operation.</text:p>
      <text:p text:style-name="P99"/>
      <text:p text:style-name="P99">Create a new file inside HelloConcurrency8. Name it TemplateAsyncOperation.swift.</text:p>
      <text:p text:style-name="P99"><text:soft-page-break/></text:p>
      <text:p text:style-name="P99"><text:span text:style-name="T6">import</text:span><text:span text:style-name="T3"> Foundation</text:span></text:p>
      <text:p text:style-name="P36"/>
      <text:p text:style-name="P6"><text:span text:style-name="T6">class</text:span><text:span text:style-name="T3"> </text:span><text:span text:style-name="T41">TemplateAsyncOperation</text:span><text:span text:style-name="T3">: </text:span><text:span text:style-name="T10">Operation</text:span><text:span text:style-name="T3"> {</text:span></text:p>
      <text:p text:style-name="P6"><text:span text:style-name="T3"><text:s text:c="4"/></text:span><text:span text:style-name="T6">enum</text:span><text:span text:style-name="T3"> </text:span><text:span text:style-name="T41">State</text:span><text:span text:style-name="T3">: </text:span><text:span text:style-name="T10">String</text:span><text:span text:style-name="T3"> {</text:span></text:p>
      <text:p text:style-name="P6"><text:span text:style-name="T3"><text:s text:c="8"/></text:span><text:span text:style-name="T6">case</text:span><text:span text:style-name="T3"> </text:span><text:span text:style-name="T8">r</text:span><text:span text:style-name="T3"> = </text:span><text:span text:style-name="T18">"Ready"</text:span></text:p>
      <text:p text:style-name="P6"><text:span text:style-name="T3"><text:s text:c="8"/></text:span><text:span text:style-name="T6">case</text:span><text:span text:style-name="T3"> </text:span><text:span text:style-name="T8">e</text:span><text:span text:style-name="T3"> = </text:span><text:span text:style-name="T18">"Executing"</text:span></text:p>
      <text:p text:style-name="P6"><text:span text:style-name="T3"><text:s text:c="8"/></text:span><text:span text:style-name="T6">case</text:span><text:span text:style-name="T3"> </text:span><text:span text:style-name="T8">f</text:span><text:span text:style-name="T3"> = </text:span><text:span text:style-name="T18">"Finished"</text:span></text:p>
      <text:p text:style-name="P6"><text:span text:style-name="T3"><text:s text:c="8"/></text:span><text:span text:style-name="T6">fileprivate</text:span><text:span text:style-name="T3"> </text:span><text:span text:style-name="T6">var</text:span><text:span text:style-name="T3"> </text:span><text:span text:style-name="T8">key</text:span><text:span text:style-name="T3">: </text:span><text:span text:style-name="T10">String</text:span><text:span text:style-name="T3"> {</text:span></text:p>
      <text:p text:style-name="P6"><text:span text:style-name="T3"><text:s text:c="12"/></text:span><text:span text:style-name="T6">return</text:span><text:span text:style-name="T3"> </text:span><text:span text:style-name="T18">"is"</text:span><text:span text:style-name="T3"> </text:span><text:span text:style-name="T14">+</text:span><text:span text:style-name="T3"> </text:span><text:span text:style-name="T28">rawValue</text:span></text:p>
      <text:p text:style-name="P6"><text:span text:style-name="T3"><text:s text:c="8"/>}</text:span></text:p>
      <text:p text:style-name="P6"><text:span text:style-name="T3"><text:s text:c="4"/>}</text:span></text:p>
      <text:p text:style-name="P6"><text:span text:style-name="T3"><text:s text:c="4"/></text:span></text:p>
      <text:p text:style-name="P6"><text:span text:style-name="T3"><text:s text:c="4"/></text:span><text:span text:style-name="T6">var</text:span><text:span text:style-name="T3"> </text:span><text:span text:style-name="T8">s</text:span><text:span text:style-name="T3"> = </text:span><text:span text:style-name="T42">State</text:span><text:span text:style-name="T3">.</text:span><text:span text:style-name="T28">r</text:span><text:span text:style-name="T3"> {</text:span></text:p>
      <text:p text:style-name="P6"><text:span text:style-name="T3"><text:s text:c="8"/></text:span><text:span text:style-name="T6">willSet</text:span><text:span text:style-name="T3"> {</text:span></text:p>
      <text:p text:style-name="P6"><text:span text:style-name="T3"><text:s text:c="12"/></text:span><text:span text:style-name="T14">willChangeValue</text:span><text:span text:style-name="T3">(forKey: newValue.</text:span><text:span text:style-name="T28">key</text:span><text:span text:style-name="T3">)</text:span></text:p>
      <text:p text:style-name="P6"><text:span text:style-name="T3"><text:s text:c="12"/></text:span><text:span text:style-name="T14">willChangeValue</text:span><text:span text:style-name="T3">(forKey: </text:span><text:span text:style-name="T28">s</text:span><text:span text:style-name="T3">.</text:span><text:span text:style-name="T28">key</text:span><text:span text:style-name="T3">)</text:span></text:p>
      <text:p text:style-name="P6"><text:span text:style-name="T3"><text:s text:c="8"/>}</text:span></text:p>
      <text:p text:style-name="P6"><text:span text:style-name="T3"><text:s text:c="8"/></text:span><text:span text:style-name="T6">didSet</text:span><text:span text:style-name="T3"> {</text:span></text:p>
      <text:p text:style-name="P6"><text:span text:style-name="T3"><text:s text:c="12"/></text:span><text:span text:style-name="T14">didChangeValue</text:span><text:span text:style-name="T3">(forKey: oldValue.</text:span><text:span text:style-name="T28">key</text:span><text:span text:style-name="T3">)</text:span></text:p>
      <text:p text:style-name="P6"><text:span text:style-name="T3"><text:s text:c="12"/></text:span><text:span text:style-name="T14">didChangeValue</text:span><text:span text:style-name="T3">(forKey: </text:span><text:span text:style-name="T28">s</text:span><text:span text:style-name="T3">.</text:span><text:span text:style-name="T28">key</text:span><text:span text:style-name="T3">)</text:span></text:p>
      <text:p text:style-name="P6"><text:span text:style-name="T3"><text:s text:c="8"/>}</text:span></text:p>
      <text:p text:style-name="P6"><text:span text:style-name="T3"><text:s text:c="4"/>}</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Executing</text:span><text:span text:style-name="T3">: </text:span><text:span text:style-name="T10">Bool</text:span><text:span text:style-name="T3"> { </text:span><text:span text:style-name="T6">return</text:span><text:span text:style-name="T3"> </text:span><text:span text:style-name="T28">s</text:span><text:span text:style-name="T3"> == .</text:span><text:span text:style-name="T28">e</text:span><text:span text:style-name="T3"> }</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Finished</text:span><text:span text:style-name="T3">: </text:span><text:span text:style-name="T10">Bool</text:span><text:span text:style-name="T3"> { </text:span><text:span text:style-name="T6">return</text:span><text:span text:style-name="T3"> </text:span><text:span text:style-name="T28">s</text:span><text:span text:style-name="T3"> == .</text:span><text:span text:style-name="T28">f</text:span><text:span text:style-name="T3"> }</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Asynchronous</text:span><text:span text:style-name="T3">: </text:span><text:span text:style-name="T10">Bool</text:span><text:span text:style-name="T3"> { </text:span><text:span text:style-name="T6">return</text:span><text:span text:style-name="T3"> </text:span><text:span text:style-name="T6">true</text:span><text:span text:style-name="T3"> }</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start</text:span><text:span text:style-name="T3">() {</text:span></text:p>
      <text:p text:style-name="P6"><text:span text:style-name="T3"><text:s text:c="8"/></text:span><text:span text:style-name="T6">if</text:span><text:span text:style-name="T3"> </text:span><text:span text:style-name="T14">isCancelled</text:span><text:span text:style-name="T3"> {</text:span></text:p>
      <text:p text:style-name="P6"><text:span text:style-name="T3"><text:s text:c="12"/></text:span><text:span text:style-name="T28">s</text:span><text:span text:style-name="T3"> = .</text:span><text:span text:style-name="T28">f</text:span></text:p>
      <text:p text:style-name="P6"><text:span text:style-name="T3"><text:s text:c="12"/></text:span><text:span text:style-name="T6">return</text:span></text:p>
      <text:p text:style-name="P6"><text:span text:style-name="T3"><text:s text:c="8"/>}</text:span></text:p>
      <text:p text:style-name="P6"><text:span text:style-name="T3"><text:s text:c="8"/></text:span><text:span text:style-name="T14">main</text:span><text:span text:style-name="T3">()</text:span></text:p>
      <text:p text:style-name="P6"><text:span text:style-name="T3"><text:s text:c="8"/></text:span><text:span text:style-name="T28">s</text:span><text:span text:style-name="T3"> = .</text:span><text:span text:style-name="T28">e</text:span></text:p>
      <text:p text:style-name="P6"><text:span text:style-name="T3"><text:s text:c="4"/>}</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cancel</text:span><text:span text:style-name="T3">() {</text:span></text:p>
      <text:p text:style-name="P6"><text:span text:style-name="T3"><text:s text:c="8"/></text:span><text:span text:style-name="T28">s</text:span><text:span text:style-name="T3"> = .</text:span><text:span text:style-name="T28">f</text:span></text:p>
      <text:p text:style-name="P6"><text:span text:style-name="T3"><text:s text:c="4"/>}</text:span></text:p>
      <text:p text:style-name="P6"><text:span text:style-name="T3"><text:s text:c="4"/></text:span></text:p>
      <text:p text:style-name="P6"><text:span text:style-name="T3"><text:s text:c="4"/></text:span><text:span text:style-name="T6">override</text:span><text:span text:style-name="T3"> </text:span><text:span text:style-name="T6">var</text:span><text:span text:style-name="T3"> </text:span><text:span text:style-name="T8">isReady</text:span><text:span text:style-name="T3">: </text:span><text:span text:style-name="T10">Bool</text:span><text:span text:style-name="T3"> {</text:span></text:p>
      <text:p text:style-name="P6"><text:span text:style-name="T3"><text:s text:c="8"/></text:span><text:span text:style-name="T6">return</text:span><text:span text:style-name="T3"> </text:span><text:span text:style-name="T6">super</text:span><text:span text:style-name="T3">.</text:span><text:span text:style-name="T14">isReady</text:span><text:span text:style-name="T3"> </text:span><text:span text:style-name="T14">&amp;&amp;</text:span><text:span text:style-name="T3"> </text:span><text:span text:style-name="T28">s</text:span><text:span text:style-name="T3"> == .</text:span><text:span text:style-name="T28">r</text:span></text:p>
      <text:p text:style-name="P6"><text:span text:style-name="T3"><text:s text:c="4"/>}</text:span></text:p>
      <text:p text:style-name="P99"><text:span text:style-name="T3">}</text:span></text:p>
      <text:p text:style-name="P1"/>
      <text:p text:style-name="P100">This is the same as the asynchronous parent class that we have built before.</text:p>
      <text:p text:style-name="P1"/>
      <text:p text:style-name="P101"><text:bookmark-start text:name="__DdeLink__78691_2128108702"/>Create a asynchronous Operation based on this parent class. Add a new file inside HelloConcurrency8 directory: BasicAsyncOperation.swift.<text:bookmark-end text:name="__DdeLink__78691_2128108702"/></text:p>
      <text:p text:style-name="P101"><text:soft-page-break/></text:p>
      <text:p text:style-name="P101"><text:span text:style-name="T6">import</text:span><text:span text:style-name="T3"> Foundation</text:span></text:p>
      <text:p text:style-name="P36"/>
      <text:p text:style-name="P6"><text:span text:style-name="T6">class</text:span><text:span text:style-name="T3"> </text:span><text:span text:style-name="T41">BasicAsyncOperation</text:span><text:span text:style-name="T3"> : </text:span><text:span text:style-name="T42">TemplateAsyncOperation</text:span><text:span text:style-name="T3"> {</text:span></text:p>
      <text:p text:style-name="P6"><text:span text:style-name="T3"><text:s text:c="4"/></text:span><text:span text:style-name="T6">var</text:span><text:span text:style-name="T3"> </text:span><text:span text:style-name="T8">result</text:span><text:span text:style-name="T3">: </text:span><text:span text:style-name="T10">Int</text:span><text:span text:style-name="T3"> = </text:span><text:span text:style-name="T31">0</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main</text:span><text:span text:style-name="T3">() {</text:span></text:p>
      <text:p text:style-name="P6"><text:span text:style-name="T3"><text:s text:c="8"/></text:span><text:span text:style-name="T6">let</text:span><text:span text:style-name="T3"> dispatchGlobal = </text:span><text:span text:style-name="T10">DispatchQueue</text:span><text:span text:style-name="T3">.</text:span><text:span text:style-name="T14">global</text:span><text:span text:style-name="T3">()</text:span></text:p>
      <text:p text:style-name="P6"><text:span text:style-name="T3"><text:s text:c="8"/>dispatchGlobal.</text:span><text:span text:style-name="T14">async</text:span><text:span text:style-name="T3"> {</text:span></text:p>
      <text:p text:style-name="P6"><text:span text:style-name="T3"><text:s text:c="12"/></text:span><text:span text:style-name="T6">for</text:span><text:span text:style-name="T3"> i </text:span><text:span text:style-name="T6">in</text:span><text:span text:style-name="T3"> (</text:span><text:span text:style-name="T31">1</text:span><text:span text:style-name="T14">...</text:span><text:span text:style-name="T31">10</text:span><text:span text:style-name="T3">) {</text:span></text:p>
      <text:p text:style-name="P6"><text:span text:style-name="T3"><text:s text:c="16"/></text:span><text:span text:style-name="T6">if</text:span><text:span text:style-name="T3"> </text:span><text:span text:style-name="T6">self</text:span><text:span text:style-name="T3">.</text:span><text:span text:style-name="T14">isCancelled</text:span><text:span text:style-name="T3"> { </text:span><text:span text:style-name="T6">return</text:span><text:span text:style-name="T3"> }</text:span></text:p>
      <text:p text:style-name="P6"><text:span text:style-name="T3"><text:s text:c="16"/></text:span><text:span text:style-name="T14">sleep</text:span><text:span text:style-name="T3">(</text:span><text:span text:style-name="T31">1</text:span><text:span text:style-name="T3">)</text:span></text:p>
      <text:p text:style-name="P6"><text:span text:style-name="T3"><text:s text:c="16"/></text:span><text:span text:style-name="T6">self</text:span><text:span text:style-name="T3">.</text:span><text:span text:style-name="T28">result</text:span><text:span text:style-name="T3"> = i </text:span><text:span text:style-name="T14">*</text:span><text:span text:style-name="T3"> </text:span><text:span text:style-name="T31">10</text:span></text:p>
      <text:p text:style-name="P6"><text:span text:style-name="T3"><text:s text:c="12"/>}</text:span></text:p>
      <text:p text:style-name="P6"><text:span text:style-name="T3"><text:s text:c="8"/>}</text:span></text:p>
      <text:p text:style-name="P6"><text:span text:style-name="T3"><text:s text:c="4"/>}</text:span></text:p>
      <text:p text:style-name="P6"><text:span text:style-name="T3"><text:s text:c="4"/></text:span></text:p>
      <text:p text:style-name="P101"><text:span text:style-name="T3">}</text:span></text:p>
      <text:p text:style-name="P1"/>
      <text:p text:style-name="P101">In the “main” method, we check whether the Operation itself has been cancelled or not <text:span text:style-name="T50">with “isCancelled” attribute.</text:span></text:p>
      <text:p text:style-name="P101"/>
      <text:p text:style-name="P102">Create a synchronous Operation based on this parent class. Add a new file inside HelloConcurrency8 directory: BasicOperation.swift.</text:p>
      <text:p text:style-name="P102"/>
      <text:p text:style-name="P102"><text:span text:style-name="T6">import</text:span><text:span text:style-name="T3"> Foundation</text:span></text:p>
      <text:p text:style-name="P36"/>
      <text:p text:style-name="P6"><text:span text:style-name="T6">class</text:span><text:span text:style-name="T3"> </text:span><text:span text:style-name="T41">BasicOperation</text:span><text:span text:style-name="T3"> : </text:span><text:span text:style-name="T10">Operation</text:span><text:span text:style-name="T3"> {</text:span></text:p>
      <text:p text:style-name="P6"><text:span text:style-name="T3"><text:s text:c="4"/></text:span><text:span text:style-name="T6">var</text:span><text:span text:style-name="T3"> </text:span><text:span text:style-name="T8">result</text:span><text:span text:style-name="T3">: </text:span><text:span text:style-name="T10">Int</text:span><text:span text:style-name="T3"> = </text:span><text:span text:style-name="T31">0</text:span></text:p>
      <text:p text:style-name="P6"><text:span text:style-name="T3"><text:s text:c="4"/></text:span></text:p>
      <text:p text:style-name="P6"><text:span text:style-name="T3"><text:s text:c="4"/></text:span><text:span text:style-name="T6">override</text:span><text:span text:style-name="T3"> </text:span><text:span text:style-name="T6">func</text:span><text:span text:style-name="T3"> </text:span><text:span text:style-name="T8">main</text:span><text:span text:style-name="T3">() {</text:span></text:p>
      <text:p text:style-name="P6"><text:span text:style-name="T3"><text:s text:c="8"/></text:span><text:span text:style-name="T6">for</text:span><text:span text:style-name="T3"> i </text:span><text:span text:style-name="T6">in</text:span><text:span text:style-name="T3"> (</text:span><text:span text:style-name="T31">1</text:span><text:span text:style-name="T14">...</text:span><text:span text:style-name="T31">10</text:span><text:span text:style-name="T3">) {</text:span></text:p>
      <text:p text:style-name="P6"><text:span text:style-name="T3"><text:s text:c="12"/></text:span><text:span text:style-name="T6">if</text:span><text:span text:style-name="T3"> </text:span><text:span text:style-name="T14">isCancelled</text:span><text:span text:style-name="T3"> { </text:span><text:span text:style-name="T6">return</text:span><text:span text:style-name="T3"> }</text:span></text:p>
      <text:p text:style-name="P6"><text:span text:style-name="T3"><text:s text:c="12"/></text:span><text:span text:style-name="T14">sleep</text:span><text:span text:style-name="T3">(</text:span><text:span text:style-name="T31">1</text:span><text:span text:style-name="T3">)</text:span></text:p>
      <text:p text:style-name="P6"><text:span text:style-name="T3"><text:s text:c="12"/></text:span><text:span text:style-name="T28">result</text:span><text:span text:style-name="T3"> = i </text:span><text:span text:style-name="T14">*</text:span><text:span text:style-name="T3"> </text:span><text:span text:style-name="T31">10</text:span></text:p>
      <text:p text:style-name="P6"><text:span text:style-name="T3"><text:s text:c="8"/>}</text:span></text:p>
      <text:p text:style-name="P6"><text:span text:style-name="T3"><text:s text:c="4"/>}</text:span></text:p>
      <text:p text:style-name="P102"><text:span text:style-name="T3">}</text:span></text:p>
      <text:p text:style-name="P1"/>
      <text:p text:style-name="P103">Edit ViewController.swift. <text:s/>Add this code inside “viewDidLoad” method.</text:p>
      <text:p text:style-name="P103"/>
      <text:p text:style-name="P103"><text:span text:style-name="T1"><text:s text:c="8"/></text:span><text:span text:style-name="T27">// Canceling synchronous task from OperationQueue</text:span></text:p>
      <text:p text:style-name="P6"><text:span text:style-name="T1"><text:s text:c="8"/></text:span><text:span text:style-name="T6">let</text:span><text:span text:style-name="T3"> op = </text:span><text:span text:style-name="T10">OperationQueue</text:span><text:span text:style-name="T3">()</text:span></text:p>
      <text:p text:style-name="P6"><text:span text:style-name="T3"><text:s text:c="8"/></text:span><text:span text:style-name="T6">let</text:span><text:span text:style-name="T3"> bo = </text:span><text:span text:style-name="T42">BasicOperation</text:span><text:span text:style-name="T3">()</text:span></text:p>
      <text:p text:style-name="P6"><text:span text:style-name="T3"><text:s text:c="8"/></text:span><text:span text:style-name="T14">print</text:span><text:span text:style-name="T3">(bo.</text:span><text:span text:style-name="T28">result</text:span><text:span text:style-name="T3">)</text:span></text:p>
      <text:p text:style-name="P6"><text:span text:style-name="T3"><text:s text:c="8"/>op.</text:span><text:span text:style-name="T14">addOperation</text:span><text:span text:style-name="T3">(bo)</text:span></text:p>
      <text:p text:style-name="P6"><text:span text:style-name="T3"><text:s text:c="8"/></text:span><text:span text:style-name="T14">sleep</text:span><text:span text:style-name="T3">(</text:span><text:span text:style-name="T31">3</text:span><text:span text:style-name="T3">)</text:span></text:p>
      <text:p text:style-name="P6"><text:span text:style-name="T3"><text:s text:c="8"/>op.</text:span><text:span text:style-name="T14">cancelAllOperations</text:span><text:span text:style-name="T3">()</text:span></text:p>
      <text:p text:style-name="P6"><text:span text:style-name="T3"><text:s text:c="8"/></text:span><text:span text:style-name="T14">print</text:span><text:span text:style-name="T3">(bo.</text:span><text:span text:style-name="T28">result</text:span><text:span text:style-name="T3">)</text:span></text:p>
      <text:p text:style-name="P6"><text:span text:style-name="T3"><text:s text:c="8"/></text:span></text:p>
      <text:p text:style-name="P6"><text:span text:style-name="T3"><text:s text:c="8"/></text:span><text:span text:style-name="T25">// Canceling asynchronous task from Operation</text:span></text:p>
      <text:p text:style-name="P6"><text:span text:style-name="T3"><text:s text:c="8"/></text:span><text:span text:style-name="T6">let</text:span><text:span text:style-name="T3"> bao = </text:span><text:span text:style-name="T42">BasicAsyncOperation</text:span><text:span text:style-name="T3">()</text:span></text:p>
      <text:p text:style-name="P6"><text:soft-page-break/><text:span text:style-name="T3"><text:s text:c="8"/></text:span><text:span text:style-name="T14">print</text:span><text:span text:style-name="T3">(bao.</text:span><text:span text:style-name="T28">result</text:span><text:span text:style-name="T3">)</text:span></text:p>
      <text:p text:style-name="P6"><text:span text:style-name="T3"><text:s text:c="8"/>bao.</text:span><text:span text:style-name="T28">start</text:span><text:span text:style-name="T3">()</text:span></text:p>
      <text:p text:style-name="P6"><text:span text:style-name="T3"><text:s text:c="8"/></text:span><text:span text:style-name="T14">sleep</text:span><text:span text:style-name="T3">(</text:span><text:span text:style-name="T31">4</text:span><text:span text:style-name="T3">)</text:span></text:p>
      <text:p text:style-name="P6"><text:bookmark-start text:name="__DdeLink__78946_2128108702"/><text:span text:style-name="T3"><text:s text:c="8"/>bao.</text:span><text:span text:style-name="T28">cancel</text:span><text:span text:style-name="T3">()</text:span><text:bookmark-end text:name="__DdeLink__78946_2128108702"/></text:p>
      <text:p text:style-name="P103"><text:span text:style-name="T3"><text:s text:c="8"/></text:span><text:span text:style-name="T14">print</text:span><text:span text:style-name="T3">(bao.</text:span><text:span text:style-name="T28">result</text:span><text:span text:style-name="T3">)</text:span></text:p>
      <text:p text:style-name="P1"/>
      <text:p text:style-name="P104">To cancel the Operation from OperationQueue, we use “cancelAllOperations” method.</text:p>
      <text:p text:style-name="P104"/>
      <text:p text:style-name="P105"><text:span text:style-name="T3"><text:s text:c="8"/>op.</text:span><text:span text:style-name="T14">cancelAllOperations</text:span><text:span text:style-name="T3">()</text:span></text:p>
      <text:p text:style-name="P1"/>
      <text:p text:style-name="P104">To cancel the Operation from that Operation itself, we use “cancel” method.</text:p>
      <text:p text:style-name="P104"/>
      <text:p text:style-name="P105"><text:span text:style-name="T3"><text:s text:c="8"/>bao.</text:span><text:span text:style-name="T28">cancel</text:span><text:span text:style-name="T3">()</text:span></text:p>
      <text:p text:style-name="P1"/>
      <text:p text:style-name="P104">If we run the application, we would get this output.</text:p>
      <text:p text:style-name="P104"/>
      <text:p text:style-name="P104"><text:span text:style-name="T5">0</text:span></text:p>
      <text:p text:style-name="P6"><text:span text:style-name="T5">20</text:span></text:p>
      <text:p text:style-name="P6"><text:span text:style-name="T5">0</text:span></text:p>
      <text:p text:style-name="P104"><text:span text:style-name="T5">3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4:27:31.324189054</meta:creation-date>
    <dc:date>2019-10-28T16:01:37.678035141</dc:date>
    <meta:editing-duration>PT3H50S</meta:editing-duration>
    <meta:editing-cycles>35</meta:editing-cycles>
    <meta:generator>LibreOffice/6.2.4.2$MacOSX_X86_64 LibreOffice_project/2412653d852ce75f65fbfa83fb7e7b669a126d64</meta:generator>
    <meta:document-statistic meta:table-count="0" meta:image-count="0" meta:object-count="0" meta:page-count="22" meta:paragraph-count="749" meta:word-count="3681" meta:character-count="29921" meta:non-whitespace-character-count="22963"/>
  </office:meta>
</office:document-meta>
</file>